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3647CB6C5E56C927.png" manifest:media-type="image/png"/>
  <manifest:file-entry manifest:full-path="Pictures/100002010000004800000075AA42C529A3A3610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3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3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3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8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solid" svg:stroke-width="0.048cm" svg:stroke-color="#000000" draw:stroke-linejoin="bevel" svg:stroke-linecap="round" draw:fill="none" fo:padding-top="0.024cm" fo:padding-bottom="0.024cm" fo:padding-left="0.024cm" fo:padding-right="0.024cm"/>
    </style:style>
    <style:style style:name="gr10" style:family="graphic" style:parent-style-name="standard">
      <style:graphic-properties draw:stroke="solid" svg:stroke-width="0.048cm" svg:stroke-color="#ff0000" draw:stroke-linejoin="bevel" svg:stroke-linecap="round" draw:fill="solid" draw:fill-color="#000000" fo:padding-top="0.024cm" fo:padding-bottom="0.024cm" fo:padding-left="0.024cm" fo:padding-right="0.024cm"/>
    </style:style>
    <style:style style:name="gr11"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8.8999996185303pt" style:font-size-asian="18.8999996185303pt" style:font-size-complex="18.8999996185303pt"/>
    </style:style>
    <style:style style:name="T1" style:family="text">
      <style:text-properties fo:color="#000000" style:font-name="DejaVu Sans1" fo:font-size="15.1000003814697pt" style:font-size-asian="15.1000003814697pt" style:font-name-complex="DejaVu Sans1" style:font-size-complex="15.1000003814697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8.8999996185303pt" style:font-size-asian="18.8999996185303pt" style:font-name-complex="DejaVu Sans1" style:font-size-complex="18.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6cm">
          <draw:image xlink:href="Pictures/100002010000004800000075AA42C529A3A36104.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7cm">
          <draw:image xlink:href="Pictures/1000020100000067000000673647CB6C5E56C927.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01cm" svg:height="0.272cm" svg:x="15.194cm" svg:y="18.866cm" svg:viewBox="0 0 502 273" svg:d="M0 273v-32h71v-209l-61 42v-32l65-42h31v241h68v32zM230 102v-42h35v42zM230 273v-44h35v44zM329 273v-32h70v-209l-63 42v-32l67-42h32v241h67v32z">
          <text:p/>
        </draw:path>
        <draw:path draw:style-name="gr3" draw:text-style-name="P3" draw:layer="layout" svg:width="0.504cm" svg:height="0.278cm" svg:x="15.194cm" svg:y="18.863cm" svg:viewBox="0 0 505 279" svg:d="M0 276v-32h70-3v-209h3l-60 46-3 3v-7-32-3l63-42h4 31 4v3 241h-4 68 3v32 3h-3-173zM0 272h173v4h-4v-32h4v3h-68-3v-3-241h3-31l-64 46v-4 32h-3l63-46 4-3v7 209 3h-4-70v-3h3v32h-3zM226 105v-42h4 35 4v42 4h-4-35-4zM230 102h35v3-42 4h-35v-4 42zM226 276v-39-4h4 35 4v4 39 3h-4-35-4zM230 272h35v4-39h-35v39zM329 276v-32h3 67-3v-209h3 4l-64 46-3 3v-7-32-3l63-42h4 32 3v3 241h-3 67 3v32 3h-3-170-3zM332 272h170v4h-4v-32h4v3h-67-4v-3-241h4-32l-64 46v-4 32h-3l60-46 7-3v7 209 3h-4-67v-3 32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6.762cm" svg:height="0.522cm" svg:x="18.623cm" svg:y="15.458cm" svg:viewBox="0 0 6763 523" svg:d="M321 300c0 35-14 64-43 85-28 17-67 28-116 28-95 0-148-32-162-99l49-10c7 24 18 42 39 53 17 10 42 14 74 14 35 0 60-4 81-18 18-11 25-28 25-49 0-14-4-25-7-32-7-7-14-14-25-18-11-7-21-10-39-14-14-3-28-7-46-10-31-8-53-15-70-22-14-7-28-14-35-21-11-7-18-17-22-28-3-14-7-25-7-39 0-35 11-60 39-77 25-18 60-25 106-25s78 7 102 18c21 14 39 35 46 70l-49 7c-7-21-18-35-32-42-18-11-39-14-67-14-32 0-53 3-71 14-14 10-24 24-24 46 0 10 3 21 10 28s14 14 25 21c14 7 39 11 74 21 11 0 21 4 32 7 14 4 24 7 35 11 11 3 21 7 32 14 7 3 17 11 25 18 3 7 10 17 14 28 3 10 7 21 7 35zM631 258c0 102-35 155-106 155-46 0-77-18-91-53h-4c0 4 4 18 4 49v114h-50v-350c0-32 0-53-3-60h49v7c0 4 0 11 0 18 0 10 0 17 0 21h4c7-18 21-32 35-39 14-10 32-14 56-14 36 0 64 14 81 35 18 25 25 64 25 117zM582 258c0-39-7-71-18-88-10-18-28-25-53-25-17 0-35 3-46 10-10 11-17 22-24 39-4 18-7 39-7 67 0 39 3 67 17 88 11 18 32 25 60 25 25 0 43-7 53-25 11-17 18-49 18-91zM945 258c0 53-14 91-35 116-25 25-57 39-99 39-46 0-78-14-99-39-21-28-31-67-31-116 0-99 42-152 130-152 46 0 78 14 99 39s35 60 35 113zM892 258c0-39-7-71-17-88-15-18-32-29-64-29-28 0-49 11-60 29-14 21-21 49-21 88s7 70 21 88c11 21 32 28 60 28s49-7 60-28c14-18 21-46 21-88zM1252 258c0 53-11 91-32 116-24 25-56 39-99 39-42 0-77-14-98-39-21-28-32-67-32-116 0-99 42-152 130-152 46 0 78 14 99 39s32 60 32 113zM1203 258c0-39-7-71-18-88-14-18-32-29-64-29-28 0-49 11-59 29-15 21-22 49-22 88s7 70 22 88c10 21 31 28 56 28 32 0 53-7 63-28 15-18 22-46 22-88zM1316 406v-406h49v406zM1393 520v-35h325v35zM1824 413c-29 0-50-7-68-25-14-14-21-35-21-63 0-32 11-53 29-71 21-17 52-24 98-28h67v-14c0-25-7-42-14-53-14-11-28-14-49-14s-39 3-50 10c-10 8-14 18-17 36l-53-4c10-56 49-81 120-81 39 0 67 7 85 25 17 17 28 42 28 74v127c0 14 0 28 3 35 4 7 11 11 25 11 3 0 7-4 14-4v32c-11 3-25 3-39 3-17 0-28-3-39-14-7-10-10-24-14-46-14 25-28 39-46 50-17 10-35 14-59 14zM1834 374c21 0 35-3 49-10 15-11 25-22 32-36 11-14 14-28 14-42v-25h-56c-21 0-39 4-49 7-15 4-22 11-29 22-7 10-10 21-10 35 0 17 3 28 14 39 7 7 21 10 35 10zM2060 406v-226c0-21 0-42 0-67h46c0 32 0 53 0 60h3c7-28 14-42 25-53 11-10 25-14 46-14 3 0 10 0 17 4v42c-7 0-14 0-24 0-21 0-39 7-46 25-14 17-18 42-18 77v152zM2416 406v-187c0-28-3-46-10-60-7-11-22-14-43-14s-39 7-49 25c-14 14-18 35-18 67v169h-49v-233c0-32 0-53-4-60h46c4 0 4 0 4 7 0 4 0 7 0 11 0 7 0 17 0 32 10-22 24-36 39-43 10-10 28-14 49-14s39 4 53 14c14 7 21 21 28 43 11-22 21-36 35-43 14-10 32-14 53-14 32 0 53 7 67 25 11 14 18 42 18 81v194h-46v-187c0-28-7-46-14-60-7-11-21-14-42-14-22 0-39 7-50 21-10 18-17 39-17 71v169zM2663 520v-35h325v35zM3266 258c0 102-35 155-105 155-25 0-43-4-57-14-14-7-28-21-35-39h-4c0 7 0 14 0 25 0 14 0 21-3 21h-46c0-11 3-28 3-60v-346h50v117c0 14-4 28-4 42h4c7-18 21-32 35-39 14-10 32-14 57-14 35 0 63 14 81 39 17 25 24 60 24 113zM3217 258c0-39-7-71-18-88-10-18-28-25-53-25-28 0-49 7-60 28-14 18-17 49-17 88s3 67 17 88c11 18 32 25 60 25 25 0 43-7 53-25 11-17 18-49 18-91zM3330 406v-226c0-21 0-42-4-67h50c0 32 0 53 0 60h3c7-28 14-42 25-53 11-10 25-14 42-14 7 0 14 0 21 4v42c-7 0-14 0-24 0-21 0-39 7-50 25-10 17-14 42-14 77v152zM3591 413c-32 0-53-7-67-25-14-14-25-35-25-63 0-32 11-53 32-71 21-17 53-24 99-28h63v-14c0-25-3-42-14-53-10-11-28-14-46-14-24 0-39 3-49 10-11 8-18 18-18 36l-53-4c11-56 50-81 120-81 36 0 64 7 81 25 22 17 29 42 29 74v127c0 14 3 28 7 35 3 7 10 11 21 11 7 0 10-4 17-4v32c-14 3-24 3-38 3-18 0-32-3-39-14-11-10-14-24-14-46h-4c-10 25-24 39-42 50-18 10-39 14-60 14zM3602 374c17 0 35-3 49-10 14-11 25-22 32-36s10-28 10-42v-25h-53c-21 0-42 4-53 7-10 4-21 11-28 22-3 10-7 21-7 35 0 17 4 28 14 39 7 7 18 10 36 10zM3863 258c0 39 7 67 17 88 14 18 32 28 57 28 17 0 31-7 42-14 14-11 21-25 25-46l49 4c-7 28-18 53-39 67-17 21-46 28-74 28-42 0-74-14-95-39-25-28-35-67-35-116 0-50 10-85 35-113 21-25 53-39 92-39 31 0 56 7 77 25 18 14 32 35 36 63l-50 4c-3-18-10-28-21-39s-25-14-42-14c-25 0-46 7-57 25-10 17-17 45-17 88zM4293 406l-99-134-39 28v106h-49v-406h49v254l131-141h56l-120 127 127 166zM4427 268c0 36 7 60 21 78 14 21 35 28 60 28 21 0 39-3 53-10 14-11 21-22 25-32l42 10c-18 46-56 71-120 71-42 0-74-14-99-39-21-28-35-67-35-116 0-50 14-85 35-113 25-25 57-39 99-39 85 0 131 53 131 159v3zM4586 233c-4-32-11-53-25-70-11-15-32-22-53-22-25 0-46 11-60 25-14 18-21 39-21 67zM4812 406c-15 3-32 7-50 7-39 0-56-25-56-67v-198h-36v-35h36l14-67h35v67h53v35h-53v184c0 14 0 25 7 32 4 7 11 10 21 10 7 0 18-3 29-7zM4812 520v-35h325v35zM5169 50v-50h49v50zM5169 406v-293h49v293zM5483 406v-187c0-18-4-32-7-46-4-10-11-18-18-21-10-7-21-7-39-7-21 0-42 7-56 25-14 14-18 35-18 67v169h-49v-233c0-32 0-53-4-60h46c0 0 4 0 4 7 0 4 0 7 0 11 0 7 0 17 0 32 10-22 24-36 39-43 17-10 35-14 56-14 32 0 56 7 71 25 17 14 24 42 24 81v194zM5825 325c0 28-11 49-32 63-21 18-49 25-88 25-35 0-63-7-85-18-21-14-31-31-38-56l42-11c7 18 14 29 28 36s32 10 53 10c25 0 46-3 57-10 10-7 17-18 17-36 0-10-7-21-14-28s-21-14-39-18l-35-10c-28-7-46-14-60-21-11-7-21-14-28-25-4-11-11-21-11-35 0-28 11-50 32-64 18-14 46-21 81-21 32 0 60 7 81 18 18 10 28 28 35 56l-45 4c-4-11-11-21-22-29-10-7-28-10-49-10s-39 3-46 10c-14 4-17 18-17 29 0 10 3 14 7 21 3 7 10 10 17 14 11 3 28 11 57 18 24 3 42 10 56 17 11 4 18 11 25 18s14 14 17 25c4 7 4 17 4 28zM5924 268c0 36 7 60 21 78 14 21 35 28 60 28 21 0 39-3 53-10 14-11 21-22 25-32l42 10c-18 46-57 71-120 71-42 0-74-14-99-39-21-28-35-67-35-116 0-50 14-85 35-113 25-25 57-39 99-39 88 0 130 53 130 159v3zM6083 233c-4-32-11-53-25-70-11-15-28-22-53-22s-46 11-60 25c-11 18-21 39-21 67zM6199 406v-226c0-21 0-42-4-67h46c4 32 4 53 4 60 7-28 17-42 28-53 11-10 25-14 42-14 7 0 14 0 22 4v42c-8 0-18 0-29 0-17 0-35 7-46 25-10 17-17 42-17 77v152zM6495 406c-14 3-31 7-49 7-39 0-60-25-60-67v-198h-32v-35h35l15-67h31v67h57v35h-57v184c0 14 4 25 7 32 7 7 14 10 25 10 7 0 18-3 28-7zM6763 325c0 28-10 49-31 63-22 18-50 25-89 25-38 0-67-7-84-18-21-14-35-31-39-56l42-11c4 18 11 29 25 36s32 10 56 10c25 0 43-3 53-10 11-7 18-18 18-36 0-10-4-21-11-28-10-7-21-14-38-18l-36-10c-28-7-49-14-60-21-14-7-21-14-28-25s-10-21-10-35c0-28 10-50 28-64 21-14 49-21 84-21 32 0 57 7 78 18 18 10 32 28 35 56l-42 4c-4-11-11-21-25-29-10-7-28-10-46-10-24 0-38 3-49 10-11 4-14 18-14 29 0 10 0 14 3 21 4 7 11 10 22 14 7 3 24 11 53 18 24 3 45 10 56 17 11 4 21 11 28 18 4 7 11 14 14 25 4 7 7 17 7 28z">
          <text:p/>
        </draw:path>
        <draw:path draw:style-name="gr3" draw:text-style-name="P3" draw:layer="layout" svg:width="6.766cm" svg:height="0.526cm" svg:x="18.619cm" svg:y="15.458cm" svg:viewBox="0 0 6767 527" svg:d="M328 301c0 39-14 67-42 85-28 21-71 32-120 32-95 0-152-36-166-99v-4h4l49-10h4c3 24 17 38 35 49 17 11 42 18 74 18 35 0 60-7 78-18 17-11 24-28 24-49 0-11 0-22-7-29-3-7-14-14-21-17-11-7-25-11-39-14-14-4-28-7-46-11v-3 3c-31-7-56-14-70-21-18-7-28-14-39-21-7-11-14-18-21-32-4-11-7-25-7-39 0-35 14-60 39-77 24-19 63-30 109-30s78 7 102 23c25 14 39 35 50 70v4h-4l-49 7-4 3v-3c-7-22-14-36-32-43-14-10-35-14-63-14-32 0-53 4-67 14-18 11-25 25-25 43 0 14 4 21 7 28 7 7 18 14 28 21 11 4 36 11 71 18 11 3 21 7 35 10 11 0 21 4 32 7 14 4 21 11 32 14 10 7 17 15 25 22 7 7 14 17 17 28 4 10 7 21 7 35zM321 301c0-14 0-25-7-35-3-11-7-18-14-25s-14-14-25-18c-7-7-17-10-28-14-11-3-21-7-35-10-11-4-21-7-35-7l3-4-3 4c-36-11-57-18-71-21-11-7-21-15-28-22s-11-17-11-31c0-22 11-36 28-46 14-11 39-18 71-18 28 0 49 4 67 14 18 11 28 25 35 46l-3 4v-4l49-10v3c-10-32-28-53-49-67-21-15-57-22-99-22-46 0-81 10-106 29-25 18-35 42-35 74 0 14 0 25 7 39 3 11 10 18 18 28 10 7 21 14 38 21 14 7 39 11 67 18 18 7 36 11 50 14 14 4 24 7 35 11 11 7 21 14 28 21 4 7 7 21 7 32 0 24-10 42-28 53-18 14-46 17-81 17-32 0-57-3-78-14-17-14-31-32-38-53h3l-49 11v-4h3c11 64 67 95 159 95 49 0 88-10 113-28 28-17 42-46 42-81zM639 259c0 106-36 159-110 159-46 0-77-18-95-53l4-4v4h-4v-4h4c0 4 3 18 3 49v113 4h-3-50-3v-4-349c0-32 0-49-4-60v-3h4 49v3c4 0 4 4 4 7 0 4 0 11 0 21 0 11 0 14 0 18h-4 4-4c11-18 21-32 35-42 14-7 36-11 60-11 36 0 64 11 85 35 18 25 25 64 25 117zM635 259c0-53-10-88-28-113s-42-35-78-35c-24 0-42 3-56 14-14 7-25 21-32 39h-3-4v-4c0-4 0-7 0-18-3-10-3-14-3-21 0-3 0-7 0-7h3v4h-49v-4h3c0 11 4 28 4 60v349h-4v-3h50v3h-4v-113c0-31 0-45 0-45l-3-4h3 4 3c14 35 42 49 88 49 71 0 106-49 106-151zM582 259c0-39-3-67-14-85-14-18-28-25-53-25-17 0-32 4-42 11-11 7-18 21-25 39-7 14-7 39-7 67 0 39 4 63 18 81 10 21 28 28 56 28 25 0 39-7 53-25 7-17 14-49 14-91zM589 259c0 46-7 74-17 95-11 18-32 28-57 28-28 0-49-10-63-32-11-17-18-45-18-84 0-28 4-53 7-71 7-17 14-31 28-39 11-10 25-14 46-14 25 0 46 11 57 29 10 17 17 49 17 88zM949 259c0 53-10 95-35 120-21 24-57 39-99 39-46 0-78-15-99-43-24-25-35-63-35-116 0-99 46-152 134-152 46 0 81 11 102 35 22 25 32 67 32 117zM946 259c0-50-11-88-32-113s-53-35-99-35c-88 0-127 49-127 148 0 53 7 88 32 113 21 28 53 38 95 38s74-10 95-35c25-25 36-63 36-116zM893 259c0-39-7-67-18-85s-32-28-60-28-46 10-60 28c-11 18-18 46-18 85 0 42 7 67 18 88 14 18 32 28 60 28s46-7 60-28c11-18 18-46 18-88zM900 259c0 42-7 74-21 91-15 22-36 32-64 32s-49-10-63-32c-15-21-18-49-18-91 0-39 3-67 18-88 14-18 35-29 63-29 32 0 53 11 64 29 14 17 21 49 21 88zM1260 259c0 53-11 95-36 120-21 24-56 39-99 39-45 0-77-15-102-43-21-25-32-63-32-116 0-99 46-152 134-152 46 0 82 11 103 35 21 25 32 67 32 117zM1256 259c0-50-11-88-32-113s-53-35-99-35c-84 0-130 49-130 148 0 53 14 88 35 113 21 28 53 38 95 38 43 0 75-10 96-35s35-63 35-116zM1203 259c0-39-7-67-18-85-10-18-31-28-60-28-28 0-45 10-59 28-11 18-18 46-18 85 0 42 7 67 18 88 14 18 31 28 56 28 32 0 49-7 63-28 11-18 18-46 18-88zM1210 259c0 42-7 74-21 91-14 22-35 32-67 32-25 0-46-10-60-32-14-21-21-49-21-91 0-39 7-67 21-88 14-18 35-29 63-29 32 0 53 11 64 29 14 17 21 49 21 88zM1316 407v-407h4 49v407 3h-49-4zM1320 407h49-4v-407h4v4h-49v-4h3v407zM1394 520v-35-4h3 325 3v4 35 3h-3-325-3zM1397 516h325v4h-4v-35h4v3h-325v-3h4v35h-4zM1828 418c-32 0-53-11-68-25-17-18-24-39-24-67 0-32 10-57 32-71 21-17 52-28 98-28h67-3v-14c0-25-7-39-14-49-11-11-25-15-46-15s-39 4-46 11c-11 7-18 18-18 32v3h-3l-53-3v-4c7-56 49-81 120-81 39 0 67 7 85 25 21 17 31 42 31 74v127c0 14 0 28 4 35 3 4 10 7 21 7 3 0 7 0 14 0h4v32 3h-4c-11 4-25 4-39 4-17 0-31-4-42-14-7-11-11-25-14-46h3c-10 21-28 39-42 49-18 11-39 15-63 15zM1828 410c24 0 42-3 59-14 18-7 32-21 43-46h3 4v4c0 18 7 32 14 42 7 7 21 11 35 11s25 0 39-4v4h-3v-32h3v4c-3 3-11 3-14 3-14 0-21-7-25-14-3-7-7-18-7-35v-127c0-32-7-53-28-71-18-14-46-24-81-24-71 0-106 24-117 77h-3l3-3 50 3v4h-4c4-18 11-28 21-39 11-7 25-11 50-11 21 0 39 7 49 18 11 11 18 28 18 53v14 4h-4l-67 3v-3 3c-46 0-74 7-95 25-21 14-28 39-28 67s7 49 21 63 35 21 64 21zM1838 375c18 0 35-3 46-14 14-7 25-18 35-32 7-14 11-28 11-42v-25h3v4h-56c-21 0-39 3-49 7-11 7-22 10-25 21-7 7-11 18-11 32 0 17 4 28 11 35 10 11 21 14 35 14zM1838 382c-14 0-28-7-39-14-7-10-14-25-14-42 0-14 4-25 11-35 7-11 17-18 28-22 14-3 32-7 53-7v4-4l56-3h4v3 25c0 14-7 32-14 46s-21 28-36 35c-14 7-28 14-49 14zM2060 407v-226c0-21 0-42 0-67v-3h4 46 3v3c0 32 0 53 0 60h-3v-3h3v3h-3c7-28 17-46 28-53 11-10 25-14 46-14 3 0 10 0 17 0h4v4 45 4h-4c-7-4-14-4-24-4-21 0-36 8-46 25-11 18-14 42-14 74v152 3h-4-49-4zM2064 407h49-3v-152c0-35 7-60 17-77 11-18 29-29 50-29 10 0 17 4 24 4v3h-3v-45h3v3c-7-3-14-3-17-3-18 0-32 3-43 14-10 7-17 24-28 49v4h-3v-4c0-7-4-28-4-60h4v4h-46v-4c3 25 3 46 3 67v226zM2420 407v-187c0-25-7-46-14-56-7-11-21-15-39-15-21 0-35 7-49 22-11 17-18 38-18 67v169 3h-49-4v-3-229c0-36 0-57-3-64v-3h3 46 4v3c0 0 3 4 3 7 0 4 0 7 0 14 0 4 0 14 0 29h-3v-4 4c10-22 21-36 35-46 14-7 32-11 53-11s42 4 53 14c14 7 25 21 28 43v-4 4h-3c10-22 24-36 38-46 14-7 32-11 53-11 32 0 53 7 67 25 14 14 21 42 21 81v194 3h-3-46-3v-3-187c0-25-4-46-11-56-7-11-21-15-42-15-22 0-36 7-46 22-11 17-18 38-18 67v169 3h-3-50zM2420 407h50-4v-169c0-29 7-53 21-71 11-14 28-25 50-25 21 0 35 7 45 18 8 14 11 32 11 60v187h46v-194c0-39-7-64-21-78-14-17-36-24-64-24-21 0-35 3-49 14-14 7-28 21-39 42h-3v-3c-8-18-15-32-29-39-10-11-28-14-49-14s-35 3-49 10c-15 11-25 25-36 46h-3-4v-3c0-15 0-25 0-29 0-7 0-10 0-14 0-3 0-7 0-7v4h-46v-4h4c0 7 3 28 3 64v229h-3 49-3v-169c0-29 7-53 17-71 14-14 32-25 53-25s36 7 46 18c7 14 11 32 11 60v187zM2664 520v-35-4h3 325 3v4 35 3h-3-325-3zM2667 516h325v4h-4v-35h4v3h-325v-3 35zM3274 259c0 106-39 159-109 159-25 0-43-4-60-15-15-7-25-21-36-38l4-4v4h-4v-4h4c0 7 0 18 0 28 0 11 0 18-4 21h-3-46-4v-3c4-7 4-28 4-60v-347h3 50v121c0 11 0 25 0 39h-4 4-4c7-21 21-32 36-42 17-7 35-11 60-11 35 0 63 11 84 39 18 25 25 63 25 113zM3267 259c0-50-7-85-25-113-17-25-42-35-77-35-25 0-43 3-57 10-14 11-25 21-35 43h-4-3v-4c0-14 3-28 3-39v-121h4v4h-50v-4 347c0 32 0 53 0 63l-3-3h46c0 0 0-7 0-18 0-14 0-21 0-28h3 4c10 18 21 32 35 39s32 10 57 10c70 0 102-49 102-151zM3217 262c0-42-7-70-17-88-11-18-25-25-50-25-28 0-45 7-56 29-14 17-21 45-21 88 0 35 7 63 21 81 11 21 28 28 56 28 25 0 39-7 50-25 10-17 17-49 17-88zM3221 262c0 39-4 71-14 88-14 22-32 32-57 32-28 0-49-10-63-32-14-17-18-45-18-84 0-43 4-74 18-92 14-21 35-32 63-32 25 0 43 11 57 29 10 17 14 49 14 91zM3330 407v-226c0-21 0-42 0-67l-3-3h3 50l3 3c0 32 0 53 0 60h-3v-3h3v3h-3c7-28 17-46 28-53 11-10 25-14 42-14 7 0 14 0 21 0h4v4 45 4h-4c-7-4-14-4-24-4-21 0-36 8-46 25-11 18-14 42-14 74v152 3h-4-49-4zM3334 407h49-3v-152c0-35 7-60 17-77 11-18 29-29 50-29 10 0 17 4 24 4v3h-3v-45h3v3c-7-3-14-3-21-3-17 0-28 3-39 14-10 7-21 24-28 49v4h-3-4v-4c0-7 0-28 0-60h4v4h-50v-4h4c0 25 3 46 3 67v226zM3595 418c-32 0-53-11-71-25-14-18-21-39-21-67 0-32 11-57 32-71 18-17 53-28 95-28h67v-14c0-25-7-39-14-49-10-11-28-15-46-15-24 0-39 4-49 11-7 7-14 18-18 32v3l-53-3h-3v-4c10-56 49-81 123-81 36 0 64 7 85 25 18 17 28 42 28 74v127c0 14 4 28 7 35 4 4 7 7 18 7 7 0 10 0 17 0h4v32 3h-4c-14 4-24 4-38 4-18 0-32-4-43-14-7-11-14-25-14-46h4-4 4c-11 21-28 39-46 49-18 11-39 15-60 15zM3595 410c21 0 42-3 60-14 14-7 28-21 42-46h4v4c3 18 7 32 14 42 7 7 21 11 39 11 14 0 24 0 35-4l3 4h-3v-32h3v4c-7 3-10 3-17 3-11 0-18-7-25-14-3-7-3-18-3-35v-127c0-32-11-53-29-71-17-14-45-24-81-24-70 0-109 24-116 77h-4v-3l53 3v4h-3c3-18 7-28 17-39 11-7 29-11 53-11 21 0 39 7 50 18 10 11 14 28 14 53v14 4h-4l-63 3v-3 3c-46 0-78 7-99 25-18 14-28 39-28 67s7 49 21 63 35 21 67 21zM3606 375c17 0 31-3 45-14 14-7 25-18 32-32s14-28 14-42v-25 4h-53c-21 0-38 3-49 7-14 7-21 10-28 21-7 7-11 18-11 32 0 17 7 28 14 35 7 11 18 14 36 14zM3606 382c-18 0-32-7-39-14-11-10-14-25-14-42 0-14 3-25 10-35 7-11 14-18 28-22 11-3 32-7 53-7v4-4l53-3h4v3 25c0 14-4 32-11 46-10 14-21 28-35 35s-32 14-49 14zM3870 259c0 39 7 67 18 88 10 18 28 25 53 25 17 0 31-4 42-11 11-11 18-25 21-42v-4h4l49 4h4l-4 3c-3 28-14 53-35 67-21 18-50 29-78 29-42 0-77-15-99-43-21-25-31-63-31-116 0-50 10-85 31-113 22-28 57-39 96-39 31 0 56 7 77 21 21 18 32 39 39 67v4h-3l-50 3h-3v-3c-4-14-7-25-18-35-11-11-25-15-42-15-25 0-43 7-53 25-14 18-18 46-18 85zM3863 259c0-39 7-71 18-88 14-18 31-29 60-29 17 0 35 7 46 18 10 11 17 21 21 39h-4l50-4h-4c-4-24-14-46-35-63-18-14-43-21-74-21-39 0-71 14-92 38-21 25-32 64-32 110 0 53 11 88 32 116 21 25 53 35 95 35 28 0 53-7 74-24 18-14 32-39 36-64h3-53l4-3c0 21-11 35-21 46-11 10-29 14-46 14-25 0-46-11-57-32-14-18-21-46-21-88zM4293 410l-98-134 3-3v3l-35 29h-4 4v102 3h-4-49v-3-407h49 4v255h-4l127-144h4 56 7l-3 3-120 127h-4l4-3 127 169 3 3h-7-56zM4297 407h56l-3 3-124-169h-3l3-3 120-127v3 4h-56v-4l-127 145-7 7v-11-255h3v4h-49v-4h4v407h-4 49-3v-102-4h3l36-28 3-4v4zM4435 273c0 32 7 56 17 74 14 18 35 28 60 28 21 0 39-3 50-14 14-7 21-18 24-28l4-4 46 11 3 3-3 4c-18 46-60 71-124 71-42 0-77-15-102-39-21-29-32-67-32-120 0-50 11-88 32-113 25-28 60-39 102-39 88 0 134 53 134 159v7h-3-212zM4431 269h212v4h-4v-7c0-106-42-155-127-155-42 0-74 14-95 38-25 25-35 60-35 110 0 53 10 88 35 116 21 25 53 35 95 35 64 0 102-21 120-67v4l-42-14h3c-3 14-14 25-28 35-14 7-32 14-53 14-28 0-49-10-63-32-14-17-22-45-22-77v-4zM4586 234c0-32-7-53-21-67s-32-21-53-21c-25 0-42 7-56 25-14 14-21 35-21 63h-4v-3h159v3zM4590 238h-159-4v-4c4-28 11-53 25-67 14-18 32-25 60-25 25 0 42 7 57 22 14 14 21 38 24 70v4zM4819 410c-18 4-35 4-53 4-39 0-60-21-60-67v-198h4v4h-36-3v-4-35-3h3 36v3h-4l14-67 4-3h35v3 67-3h53 4v3 35 4h-4-53v-4 187c0 14 4 22 7 29 4 3 11 7 21 7 7 0 18 0 29-4h3v4 35zM4816 407v-35l3 3c-14 0-25 0-32 0-10 0-21 0-24-7-4-7-7-18-7-32v-187-3h3 53v3h-4v-35h4v4h-53-3v-4-67h3v4h-35v-4h3l-14 67v4h-3-36v-4h4v35h-4v-3h36 3v3 198c0 42 18 63 53 63 18 0 35-3 50-7zM4812 520v-35-4h4 325 4v4 35 3h-4-325-4zM4816 516h325v4-35 3h-325v-3h3v35h-3zM5169 51v-51h4 49 4v51 3h-4-49-4zM5173 47h49v4h-3v-51h3v4h-49v-4h3v51h-3zM5169 407v-293-3h4 49 4v3 293 3h-4-49-4zM5173 407h49-3v-293h3v4h-49v-4h3v293zM5483 407v-187c0-18-3-32-7-42-3-11-7-18-17-22-7-3-18-7-36-7-21 0-38 7-53 25-14 14-21 35-21 64v169 3h-49-4v-3-229c0-36 0-57-3-64v-3h3 46 4v3c0 0 0 4 3 7 0 4 0 7 0 14 0 4 0 14 0 29h-3v-4 4c10-22 24-36 39-46 14-7 35-11 56-11 32 0 56 7 74 25 14 14 21 42 21 81v194 3h-49-4zM5487 407h49-3v-194c0-39-7-64-25-78-14-17-35-24-67-24-21 0-39 3-53 14-14 7-28 21-39 42h-3-4v-3c0-15 0-25 0-29 0-7 0-10 0-14 0-3 0-7 0-7v4h-46v-4h4c0 7 0 28 0 64v229h49-3v-169c0-29 7-53 21-71 14-14 35-25 56-25 18 0 32 4 39 7 11 7 18 15 21 25 4 14 4 28 4 46zM5833 326c0 28-11 53-32 67-21 17-53 25-92 25-35 0-67-8-85-18-21-14-35-32-42-60v-4h4l42-7 3-3v3c4 18 15 29 25 36 14 7 32 10 53 10 25 0 42-3 53-14 11-7 18-14 18-32 0-10-4-17-11-24s-21-11-39-18v-4 4l-35-7v-4 4c-28-11-49-18-60-25-14-7-21-14-28-24-7-11-11-25-11-39 0-28 11-50 28-64 22-14 50-21 85-21s60 7 81 18c18 10 32 28 39 56v4h-4l-45 3h-4c0-14-7-21-21-28-11-7-25-11-46-11s-35 4-46 11c-10 4-14 14-14 28 0 7 0 11 7 18 4 3 7 10 18 14 7 3 24 7 53 14 24 7 46 14 56 18 11 7 21 14 28 21s11 14 14 21c4 11 8 21 8 32zM5825 326c0-11 0-18-3-28-4-7-7-15-14-22s-18-14-28-17c-11-7-29-11-57-18l4-3-4 3c-25-7-46-14-53-18-7-3-14-10-21-14-3-7-7-14-7-21 0-14 7-28 18-35 10-7 28-11 49-11s39 4 49 11c15 7 22 21 25 35h-3v-3l45-7v3h-3c-7-25-18-42-35-53-18-10-46-17-78-17-35 0-63 7-81 21s-28 35-28 60c0 14 3 24 10 35s14 18 29 25c10 7 31 14 56 21l35 7c18 7 32 14 43 21 7 7 10 18 10 28 0 18-3 32-17 39-11 7-32 11-57 11-21 0-42-4-56-11-11-7-22-21-25-35v-4 4l-42 10v-3h3c7 25 18 42 39 53 18 14 46 17 81 17 39 0 67-7 88-21 18-14 28-35 28-63zM5931 273c0 32 7 56 21 74 11 18 32 28 57 28 21 0 39-3 49-14 14-7 21-18 25-28l4-4h3l42 11 4 3-4 4c-17 46-60 71-123 71-42 0-78-15-99-39-25-29-35-67-35-120 0-50 10-88 35-113 21-28 57-39 99-39 88 0 134 53 134 159v7h-4-211zM5928 269h211v4h-3v-7c0-106-42-155-127-155-42 0-74 14-95 38-25 25-36 60-36 110 0 53 11 88 36 116 21 25 53 35 95 35 63 0 102-21 120-67v4l-42-14h3c-3 14-14 25-28 35-11 7-32 14-53 14-25 0-46-10-64-32-14-17-21-45-21-77v-4zM6083 234c0-32-7-53-21-67-11-14-32-21-53-21-25 0-42 7-57 25-14 14-21 35-21 63h-3v-3h159v3zM6087 238h-159-4v-4c4-28 11-53 25-67 14-18 35-25 60-25s42 7 56 22c14 14 22 38 25 70v4zM6199 407v-226c0-21 0-42-3-67v-3h3 46 4v3c0 32 3 53 3 60h-3v-3 3h-4c11-28 18-46 29-53 10-10 28-14 45-14 7 0 14 0 22 0h3v4 45 4h-7c-4-4-14-4-25-4-17 0-31 8-42 25-11 18-18 42-18 74v152 3h-3-46-4zM6203 407h46v-152c0-35 3-60 14-77 14-18 28-29 49-29 11 0 21 4 29 4v3h-4v-45h4l-4 3c-4-3-11-3-18-3-17 0-31 3-42 14-7 7-18 24-25 49v4h-3-4v-4c0-7 0-28-3-60h3v4h-46v-4h4c0 25 0 46 0 67zM6499 410c-14 4-31 4-49 4-39 0-60-21-60-67v-198 4h-32-3v-4-35-3h3 35v3h-3l14-67v-3h4 31 4v3 67h-4v-3h57 3v3 35 4h-3-57v-4h4v187c0 14 3 22 7 29 3 3 10 7 21 7 7 0 18 0 28-4h4v4 35zM6496 407v-35h3v3c-10 0-21 0-28 0-11 0-21 0-25-7-7-7-10-18-10-32v-187-3h3 57v3h-4v-35h4v4h-57-3v-4-67h3v4h-31v-4h3l-14 67v4h-4-35v-4h4v35h-4v-3h32 3v3 198c0 42 18 63 57 63 18 0 35-3 49-7v4zM6767 326c0 28-10 53-31 67-22 17-50 25-89 25-38 0-67-8-88-18-21-14-35-32-39-60v-4h4l42-7 4-3v3c3 18 10 29 25 36 10 7 28 10 52 10 25 0 43-3 53-14 11-7 14-14 14-32 0-10-3-17-10-24s-18-11-39-18l4-4-4 4-35-7 3-4-3 4c-25-11-46-18-60-25-11-7-21-14-28-24-7-11-11-25-11-39 0-28 11-50 32-64 17-14 46-21 84-21 32 0 60 7 78 18 21 10 32 28 39 56v4h-4l-42 3h-4c-3-14-10-21-21-28-10-7-28-11-46-11-21 0-38 4-49 11-7 4-14 14-14 28 0 7 3 11 7 18 4 3 11 10 18 14 10 3 28 7 53 14 28 7 45 14 56 18 14 7 21 14 28 21s14 14 18 21c3 11 3 21 3 32zM6764 326c0-11-4-18-7-28-4-7-7-15-14-22s-14-14-25-17c-14-7-32-11-56-18v-3 3c-29-7-46-14-57-18-7-3-14-10-18-14-7-7-7-14-7-21 0-14 4-28 18-35 11-7 25-11 49-11 22 0 36 4 50 11 10 7 21 21 21 35v-3l42-7v3h-3c-4-25-14-42-32-53-21-10-46-17-78-17-35 0-63 7-84 21-18 14-25 35-25 60 0 14 4 24 7 35 7 11 18 18 28 25 11 7 32 14 60 21l36 7c17 7 31 14 38 21 11 7 15 18 15 28 0 18-8 32-18 39-14 7-32 11-57 11-24 0-42-4-56-11s-25-21-28-35l3-4v4l-42 10v-3c7 25 21 42 39 53 21 14 49 17 84 17 36 0 64-7 85-21s32-35 32-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2.07cm" svg:height="0.282cm" svg:x="18.563cm" svg:y="18.845cm" svg:viewBox="0 0 2071 283" svg:d="M222 280l-32-82h-123l-32 82h-35l109-273h42l110 273zM130 35l-3 4c-4 10-7 24-14 42l-36 88h103l-36-88c-3-11-7-21-10-32zM508 202c0 28-11 46-32 60-18 14-46 21-81 21-67 0-106-25-117-70l39-7c4 17 11 28 25 35s32 14 53 14c24 0 42-7 56-14s18-18 18-35c0-11 0-19-4-23-3-7-10-10-17-14-7-3-18-7-25-7-11-3-25-7-35-10-21-4-39-11-50-15-10-3-21-10-24-17-7-4-11-11-18-18 0-7-4-17-4-28 0-21 11-39 29-53 17-14 42-21 74-21s56 7 70 14c18 11 29 28 36 49l-36 7c-3-14-10-24-24-31-11-7-25-11-46-11s-39 7-50 14c-10 4-17 18-17 32 0 7 3 14 7 21 3 4 10 7 21 14 7 0 25 7 49 11 7 3 14 3 25 7 7 0 14 3 21 7 11 3 18 7 25 11 3 3 11 7 14 14 7 3 11 10 14 17 0 7 4 19 4 26zM543 187v-28h99v28zM899 88c0 25-7 46-24 60-18 18-39 25-71 25h-78v107h-35v-273h113c32 0 53 7 71 21 17 14 24 32 24 60zM864 88c0-35-21-53-64-53h-74v106h74c43 0 64-18 64-53zM1147 280l-71-114h-85v114h-39v-273h131c32 0 54 7 71 21 18 11 25 32 25 57 0 17-7 35-18 49-10 14-28 21-49 28l78 118zM1144 85c0-18-7-29-18-39-11-7-29-11-47-11h-88v99h88c18 0 36-4 47-14 11-7 18-18 18-35zM1412 141c0 46-7 82-25 107-14 25-39 35-70 35-32 0-53-10-71-35-14-25-21-61-21-107s7-81 21-106c14-21 39-35 74-35 32 0 53 14 71 39 14 21 21 56 21 102zM1377 141c0-39-4-67-15-85-7-17-21-28-42-28-25 0-39 11-46 28-10 18-14 46-14 85s4 68 14 86c7 17 21 28 43 28 21 0 35-11 45-28 11-18 15-47 15-86zM1634 141c0 46-7 82-25 107-14 25-38 35-70 35s-57-10-71-35-24-61-24-107 7-81 24-106c14-21 39-35 71-35s56 14 70 39c18 21 25 56 25 102zM1599 141c0-39-4-67-14-85-11-17-25-28-46-28s-35 11-46 28c-7 18-14 46-14 85s7 68 14 86c11 17 25 28 46 28s35-11 46-28c10-18 14-47 14-86zM1853 187c0 33-7 54-25 71-14 18-35 25-63 25-32 0-53-10-71-35-14-21-25-58-25-100 0-46 11-85 25-109 18-25 42-39 74-39 39 0 67 21 78 56l-36 7c-7-21-21-35-42-35s-35 11-46 28c-10 18-17 46-17 81 7-10 14-21 28-28 10-3 21-7 39-7 24 0 42 7 60 25 14 14 21 35 21 60zM1817 191c0-22-3-36-14-46-10-11-24-18-42-18-14 0-28 7-39 14-7 11-14 25-14 39 0 22 7 40 14 54 11 14 25 21 43 21 17 0 28-7 38-18 11-10 14-28 14-46zM1892 280v-25c7-18 14-28 24-39 7-14 18-25 28-36 11-7 22-18 32-25 11-7 18-14 28-21 8-11 15-18 18-25 7-10 11-21 11-31 0-15-7-29-14-36-11-7-22-10-39-10-14 0-25 3-36 10-10 7-14 18-17 36l-35-4c3-21 14-39 28-53 17-14 35-21 60-21 28 0 49 7 63 21 18 14 25 32 25 57 0 10-4 21-7 31-7 11-14 18-21 28-11 11-28 29-57 50-14 15-28 26-35 33-7 10-14 21-18 28h141v32z">
          <text:p/>
        </draw:path>
        <draw:path draw:style-name="gr3" draw:text-style-name="P3" draw:layer="layout" svg:width="2.078cm" svg:height="0.286cm" svg:x="18.559cm" svg:y="18.845cm" svg:viewBox="0 0 2079 287" svg:d="M226 280l-32-82v4h-123v-4h3l-32 82v3h-3-35-4v-3l113-273v-4h42v4l110 273 3 3h-3-39zM226 276h39v4h-4l-109-273h3-42l-109 273v-4h35v4l32-82h123 4l31 82h-3zM134 35v4h-3 3c-3 10-7 24-14 42l-35 89h-4 103l-36-89c-3-11-7-21-10-32l-7-14zM134 32l7 17c4 11 7 21 11 29l35 92v4h-3-103-3l3-4 36-89c3-18 10-32 14-42v-7l3-4zM515 202c0 28-14 46-32 63-21 15-49 22-84 22-67 0-106-25-117-74l39-7v-4 4c4 17 11 28 25 35s32 10 53 10c24 0 42-3 56-10 11-11 18-21 18-35 0-11-4-15-7-22-4-3-7-10-14-14-7 0-18-3-29-7-10-3-21-7-31-7v-3 3c-21-7-39-10-50-14-10-7-21-11-28-18s-10-14-14-22c-4-7-7-17-7-28 0-25 11-42 28-53 18-14 46-21 78-21s56 3 74 14c14 11 28 28 35 49v4h-3l-36 7h-3v-4c-4-14-11-24-21-28-11-7-25-10-46-10s-39 3-50 10c-10 7-14 18-14 32 0 7 0 14 4 18 7 7 10 10 21 14 7 4 25 8 49 15 7 0 18 3 25 7 7 0 18 3 25 7 7 0 14 3 21 7s14 11 18 14c3 7 10 14 10 21 4 7 7 18 7 25zM508 202c0-7 0-18-3-25-4-7-7-10-11-17-3-4-11-11-18-14-7-4-14-8-21-11-7 0-14-4-21-7-11 0-18-4-28-4l3-3-3 3c-25-7-39-10-50-14-7-4-14-8-17-15-7-7-7-14-7-21 0-18 3-28 17-35 11-7 29-11 50-11s35 4 49 11c11 7 18 17 21 31v-3l36-4h-4c-3-21-14-35-32-45-14-11-38-15-70-15s-57 7-74 18c-18 14-25 32-25 53 0 11 0 18 4 28 3 8 7 12 14 19s14 10 24 17c11 4 29 8 50 15 14 3 24 3 35 7 11 3 18 3 25 10 7 4 14 7 17 11 4 7 7 14 7 25 0 17-7 28-21 38-10 7-32 11-56 11-21 0-39-4-53-11s-25-21-28-38h3v3l-35 7-4-3h4c10 45 46 70 113 70 35 0 63-7 81-21 21-14 28-32 28-60zM547 188v-28-4h99v4 28 3h-99zM547 188h99-4v-28h4-99 3v28zM907 88c0 26-11 47-28 65-18 14-39 21-71 21h-78 4v106 3h-4-35-3v-3-273-4h3 113c32 0 53 7 71 22 17 17 28 35 28 63zM903 88c0-28-10-46-24-60-18-14-43-21-71-21h-113v273-4h35v4h-3v-106-4h3 78c32 0 53-7 67-21 18-14 28-35 28-61zM864 88c0-35-21-49-60-49h-74v-4h4v107h-4 74c43 0 60-18 60-54zM868 88c0 40-21 58-64 58h-74-3v-4-107h3 74c43 0 64 18 64 53zM1150 280l-74-113h4-85v113 3h-39v-3-273-4h131c28 0 53 7 70 22 19 14 29 35 29 60 0 21-7 36-18 50-14 14-32 25-53 28v-3l82 120v3h-3-44zM1150 276h44v4l-79-117-4-3h4c21-4 35-11 49-25 12-14 19-33 19-50 0-25-12-43-26-57-17-14-42-21-70-21h-131 4v273h-4v-4h39v4h-4v-113-4h4 85 3l67 117zM1143 85c0-18-7-29-14-36-14-7-28-10-46-10h-88v-4 100h88c18 0 32-4 46-14 7-7 14-22 14-36zM1147 85c0 17-7 29-18 39-11 11-25 14-46 14h-88-4v-3-100h4 88c18 0 35 4 46 11s18 21 18 39zM1416 142c0 46-7 81-21 106-18 25-43 39-74 39-32 0-57-14-71-39-18-25-25-60-25-106 0-47 7-82 25-107 14-25 39-35 74-35 32 0 57 10 71 35 17 25 21 60 21 107zM1416 142c0-47-11-82-25-103-14-25-39-36-67-36-35 0-56 11-74 36-14 21-21 56-21 103 0 46 7 81 25 102 14 25 35 39 67 39 31 0 52-14 70-39 14-21 25-56 25-102zM1377 142c0-40-4-68-11-86-10-14-24-24-42-24-21 0-35 7-46 24-10 18-14 46-14 86 0 39 4 67 14 85 11 17 25 24 43 24 21 0 35-7 42-24 10-18 14-46 14-85zM1384 142c0 39-7 67-14 85-11 21-28 28-49 28-22 0-36-7-46-25-11-21-14-49-14-88 0-40 3-68 14-89 10-14 24-25 49-25 21 0 35 11 46 28 7 18 14 46 14 86zM1638 142c0 46-7 81-25 106-14 25-38 39-70 39s-57-14-71-39c-17-25-24-60-24-106 0-47 7-82 21-107 17-25 42-35 74-35s56 10 74 35c14 25 21 60 21 107zM1635 142c0-47-8-82-22-103-14-25-38-36-70-36s-57 11-71 36c-14 21-21 56-21 103 0 46 7 81 21 102 18 25 39 39 71 39s53-14 67-39c17-21 25-56 25-102zM1599 142c0-40-3-68-14-86-7-14-21-24-42-24s-35 7-43 24c-10 18-14 46-14 86 0 39 4 67 14 85 8 17 22 24 43 24s35-7 42-24c11-18 14-46 14-85zM1603 142c0 39-4 67-14 85-11 21-25 28-46 28s-39-7-46-25c-11-21-14-49-14-88 0-40 3-68 14-89 7-14 25-25 46-25s39 11 49 28c7 18 11 46 11 86zM1857 188c0 32-7 53-21 70-18 18-39 29-67 29-32 0-57-14-71-39-18-21-25-57-25-99 0-47 7-86 25-110 18-25 42-39 74-39 42 0 67 18 78 56l3 4h-3l-32 7h-4v-4c-7-21-21-31-42-31s-35 10-46 28c-10 18-14 42-14 78h-3-4c7-14 18-21 28-28 14-8 25-11 43-11 24 0 45 11 60 25 14 18 21 39 21 64zM1853 188c0-25-7-46-21-60s-32-26-56-26c-14 0-29 4-39 12-11 7-21 14-25 24l-7 8v-8c0-36 7-64 18-82 10-17 28-28 49-28s39 11 46 35h-4v-3l36-4h-4c-10-35-35-53-74-53-32 0-53 11-70 39-18 25-25 60-25 107 0 42 7 74 25 99 14 21 35 35 67 35 28 0 49-10 63-28 14-14 21-39 21-67zM1818 191c0-21-4-35-14-45-7-11-21-15-39-15-14 0-28 4-35 15-11 10-14 21-14 35 0 21 3 39 14 53 10 14 21 17 39 17 14 0 28-3 35-14 10-10 14-28 14-46zM1825 191c0 22-7 36-18 46-10 14-21 18-38 18-18 0-32-7-43-18-10-14-14-31-14-56 0-14 4-28 14-39 11-11 25-14 39-14 18 0 32 7 42 18 11 10 18 24 18 45zM1892 280v-25c7-18 18-32 25-42 10-11 21-22 31-32 11-7 22-18 32-25 7-7 18-18 25-25 11-7 14-17 21-25 4-7 7-18 7-28 0-15-3-25-14-32-7-11-18-14-35-14-11 0-25 3-32 10-11 11-18 21-18 36h-3l-35-4c3-25 10-42 28-53 14-14 35-21 60-21 28 0 53 7 67 21 14 11 21 32 21 57 0 10 0 21-7 32-4 11-11 21-21 32-11 11-28 25-57 46-14 14-24 25-35 35-7 7-14 18-18 25h141 4v32 3h-4-179-4zM1896 276h179v4h-3v-32h3v3h-141-3v-3c3-7 10-18 21-28 7-11 21-22 35-32 25-25 46-39 53-50 11-10 18-21 21-32 4-11 7-18 7-28 0-25-7-43-21-57-14-11-35-18-63-18-25 0-43 7-60 18-14 14-21 32-25 53h-3v-4l35 4v4-4c0-14 7-25 17-32 11-10 22-14 36-14 17 0 32 4 39 14 10 7 14 21 14 36 0 10-4 21-7 32-4 7-11 18-22 25-7 7-17 14-28 25-10 7-21 14-28 24-14 11-21 18-32 32-7 11-17 25-24 39h3v25h-3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5.774cm" svg:height="3.503cm" svg:x="3.98cm" svg:y="13.68cm" svg:viewBox="0 0 5775 3504" svg:d="M4794 1090l981 1698-413 716h-802-2310-798l-1432-2484c-42-240-18-501 71-702 84-201 222-318 366-318h801c152 0 297 131 381 349 85 219 103 498 46 741l81 141h1485l-123-211c-42-240-14-501 71-702 88-201 222-318 370-318h797c155 0 297 131 386 349 84 219 102 498 42 741z">
          <text:p/>
        </draw:path>
        <draw:polygon draw:style-name="gr7" draw:text-style-name="P2" draw:layer="layout" svg:width="0cm" svg:height="0cm" svg:x="6.847cm" svg:y="15.398cm" svg:viewBox="0 0 0 0" draw:points="0,0">
          <text:p/>
        </draw:polygon>
        <draw:polygon draw:style-name="gr1" draw:text-style-name="P1" draw:layer="layout" svg:width="3.207cm" svg:height="1.556cm" svg:x="5.746cm" svg:y="14.911cm" svg:viewBox="0 0 3208 1557" draw:points="2308,0 3208,1557 896,1557 0,0 1482,0">
          <text:p/>
        </draw:polygon>
        <draw:polygon draw:style-name="gr7" draw:text-style-name="P2" draw:layer="layout" svg:width="0cm" svg:height="0cm" svg:x="6.847cm" svg:y="15.398cm" svg:viewBox="0 0 0 0" draw:points="0,0">
          <text:p/>
        </draw:polygon>
        <draw:path draw:style-name="gr1" draw:text-style-name="P1" draw:layer="layout" svg:width="1.865cm" svg:height="3.503cm" svg:x="3.98cm" svg:y="13.68cm" svg:viewBox="0 0 1866 3504" svg:d="M1453 3504l413-716-981-1698c57-243 43-522-42-741-88-218-230-349-386-349-144 0-282 117-366 318-89 201-113 462-71 702z">
          <text:p/>
        </draw:path>
        <draw:polygon draw:style-name="gr7" draw:text-style-name="P2" draw:layer="layout" svg:width="0cm" svg:height="0cm" svg:x="6.847cm" svg:y="15.398cm" svg:viewBox="0 0 0 0" draw:points="0,0">
          <text:p/>
        </draw:polygon>
        <draw:polygon draw:style-name="gr1" draw:text-style-name="P1" draw:layer="layout" svg:width="2.723cm" svg:height="0.716cm" svg:x="6.23cm" svg:y="16.467cm" svg:viewBox="0 0 2724 717" draw:points="2724,0 2311,717 0,717 412,0">
          <text:p/>
        </draw:polygon>
        <draw:polygon draw:style-name="gr7" draw:text-style-name="P2" draw:layer="layout" svg:width="0cm" svg:height="0cm" svg:x="6.847cm" svg:y="15.398cm" svg:viewBox="0 0 0 0" draw:points="0,0">
          <text:p/>
        </draw:polygon>
        <draw:polygon draw:style-name="gr1" draw:text-style-name="P1" draw:layer="layout" svg:width="1.782cm" svg:height="1.697cm" svg:x="7.972cm" svg:y="14.77cm" svg:viewBox="0 0 1783 1698" draw:points="802,0 1783,1698 982,1698 82,141 0,0">
          <text:p/>
        </draw:polygon>
        <draw:polygon draw:style-name="gr7" draw:text-style-name="P2" draw:layer="layout" svg:width="0cm" svg:height="0cm" svg:x="6.847cm" svg:y="15.398cm" svg:viewBox="0 0 0 0" draw:points="0,0">
          <text:p/>
        </draw:polygon>
        <draw:polygon draw:style-name="gr1" draw:text-style-name="P1" draw:layer="layout" svg:width="1.781cm" svg:height="1.697cm" svg:x="4.861cm" svg:y="14.77cm" svg:viewBox="0 0 1782 1698" draw:points="1782,1698 981,1698 0,0 801,0 885,141">
          <text:p/>
        </draw:polygon>
        <draw:polygon draw:style-name="gr7" draw:text-style-name="P2" draw:layer="layout" svg:width="0cm" svg:height="0cm" svg:x="6.847cm" svg:y="15.398cm" svg:viewBox="0 0 0 0" draw:points="0,0">
          <text:p/>
        </draw:polygon>
        <draw:path draw:style-name="gr1" draw:text-style-name="P1" draw:layer="layout" svg:width="0.964cm" svg:height="1.235cm" svg:x="7.089cm" svg:y="13.68cm" svg:viewBox="0 0 965 1236" svg:d="M884 1095l81 141h-826l-120-215c-42-240-14-501 71-703 89-201 223-318 371-318 152 0 293 131 381 349 85 220 102 499 42 746z">
          <text:p/>
        </draw:path>
        <draw:polygon draw:style-name="gr7" draw:text-style-name="P2" draw:layer="layout" svg:width="0cm" svg:height="0cm" svg:x="6.847cm" svg:y="15.398cm" svg:viewBox="0 0 0 0" draw:points="0,0">
          <text:p/>
        </draw:polygon>
        <draw:path draw:style-name="gr1" draw:text-style-name="P1" draw:layer="layout" svg:width="1.261cm" svg:height="1.094cm" svg:x="4.437cm" svg:y="13.68cm" svg:viewBox="0 0 1262 1095" svg:d="M1228 1095c58-248 40-527-46-746-88-218-229-349-381-349h-801c152 0 297 131 381 349 85 219 103 498 43 746z">
          <text:p/>
        </draw:path>
        <draw:polygon draw:style-name="gr7" draw:text-style-name="P2" draw:layer="layout" svg:width="0cm" svg:height="0cm" svg:x="6.847cm" svg:y="15.398cm" svg:viewBox="0 0 0 0" draw:points="0,0">
          <text:p/>
        </draw:polygon>
        <draw:path draw:style-name="gr1" draw:text-style-name="P1" draw:layer="layout" svg:width="1.261cm" svg:height="1.094cm" svg:x="7.545cm" svg:y="13.68cm" svg:viewBox="0 0 1262 1095" svg:d="M1229 1095c57-248 39-527-46-746-84-218-226-349-381-349h-802c156 0 297 131 381 349 85 219 103 498 46 746z">
          <text:p/>
        </draw:path>
        <draw:polygon draw:style-name="gr7" draw:text-style-name="P2" draw:layer="layout" svg:width="0cm" svg:height="0cm" svg:x="6.847cm" svg:y="15.398cm" svg:viewBox="0 0 0 0" draw:points="0,0">
          <text:p/>
        </draw:polygon>
        <draw:polygon draw:style-name="gr1" draw:text-style-name="P1" draw:layer="layout" svg:width="1.214cm" svg:height="0.716cm" svg:x="8.54cm" svg:y="16.467cm" svg:viewBox="0 0 1215 717" draw:points="1215,0 802,717 0,717 413,0">
          <text:p/>
        </draw:polygon>
        <draw:polygon draw:style-name="gr7" draw:text-style-name="P2" draw:layer="layout" svg:width="0cm" svg:height="0cm" svg:x="6.847cm" svg:y="15.398cm" svg:viewBox="0 0 0 0" draw:points="0,0">
          <text:p/>
        </draw:polygon>
        <draw:polygon draw:style-name="gr1" draw:text-style-name="P1" draw:layer="layout" svg:width="1.213cm" svg:height="0.716cm" svg:x="5.429cm" svg:y="16.467cm" svg:viewBox="0 0 1214 717" draw:points="802,717 1214,0 417,0 0,717">
          <text:p/>
        </draw:polygon>
        <draw:polygon draw:style-name="gr7" draw:text-style-name="P2" draw:layer="layout" svg:width="0cm" svg:height="0cm" svg:x="6.847cm" svg:y="15.398cm" svg:viewBox="0 0 0 0" draw:points="0,0">
          <text:p/>
        </draw:polygon>
        <draw:path draw:style-name="gr1" draw:text-style-name="P1" draw:layer="layout" svg:width="0.381cm" svg:height="0.66cm" svg:x="4.247cm" svg:y="14.142cm" svg:viewBox="0 0 382 661" svg:d="M191 661c50 0 99-32 138-95 53-95 67-237 39-360s-99-206-177-206c-106 0-191 150-191 333s85 328 191 328z">
          <text:p/>
        </draw:path>
        <draw:polygon draw:style-name="gr7" draw:text-style-name="P2" draw:layer="layout" svg:width="0cm" svg:height="0cm" svg:x="6.847cm" svg:y="15.398cm" svg:viewBox="0 0 0 0" draw:points="0,0">
          <text:p/>
        </draw:polygon>
        <draw:path draw:style-name="gr1" draw:text-style-name="P1" draw:layer="layout" svg:width="0.383cm" svg:height="0.66cm" svg:x="7.355cm" svg:y="14.142cm" svg:viewBox="0 0 384 661" svg:d="M195 661c49 0 99-32 134-95 53-95 71-237 39-360-28-123-99-206-173-206-107 0-195 150-195 333s88 328 195 328z">
          <text:p/>
        </draw:path>
        <draw:polygon draw:style-name="gr7" draw:text-style-name="P2" draw:layer="layout" svg:width="0cm" svg:height="0cm" svg:x="6.847cm" svg:y="15.398cm" svg:viewBox="0 0 0 0" draw:points="0,0">
          <text:p/>
        </draw:polygon>
        <draw:path draw:style-name="gr1" draw:text-style-name="P1" draw:layer="layout" svg:width="0.441cm" svg:height="0.34cm" svg:x="8.414cm" svg:y="15.07cm" svg:viewBox="0 0 442 341" svg:d="M431 290c28-49 0-123-67-183-67-67-163-107-241-107-53 0-92 19-113 51-35 67 25 172 141 239 114 68 241 68 280 0z">
          <text:p/>
        </draw:path>
        <draw:polygon draw:style-name="gr7" draw:text-style-name="P2" draw:layer="layout" svg:width="0cm" svg:height="0cm" svg:x="6.847cm" svg:y="15.398cm" svg:viewBox="0 0 0 0" draw:points="0,0">
          <text:p/>
        </draw:polygon>
        <draw:path draw:style-name="gr1" draw:text-style-name="P1" draw:layer="layout" svg:width="0.439cm" svg:height="0.339cm" svg:x="5.82cm" svg:y="15.931cm" svg:viewBox="0 0 440 340" svg:d="M428 290c28-49 4-124-63-184-67-64-163-106-244-106-54 0-92 18-110 49-39 67 25 178 139 241 116 67 239 67 278 0z">
          <text:p/>
        </draw:path>
        <draw:polygon draw:style-name="gr7" draw:text-style-name="P2" draw:layer="layout" svg:width="0cm" svg:height="0cm" svg:x="6.847cm" svg:y="15.398cm" svg:viewBox="0 0 0 0" draw:points="0,0">
          <text:p/>
        </draw:polygon>
        <draw:path draw:style-name="gr1" draw:text-style-name="P1" draw:layer="layout" svg:width="0.438cm" svg:height="0.34cm" svg:x="5.322cm" svg:y="15.07cm" svg:viewBox="0 0 439 341" svg:d="M429 290c28-49 0-123-67-183-64-67-159-107-241-107-53 0-92 19-109 51-39 67 24 172 137 239 118 68 241 68 280 0z">
          <text:p/>
        </draw:path>
        <draw:polygon draw:style-name="gr7" draw:text-style-name="P2" draw:layer="layout" svg:width="0cm" svg:height="0cm" svg:x="6.847cm" svg:y="15.398cm" svg:viewBox="0 0 0 0" draw:points="0,0">
          <text:p/>
        </draw:polygon>
        <draw:path draw:style-name="gr1" draw:text-style-name="P1" draw:layer="layout" svg:width="0.439cm" svg:height="0.339cm" svg:x="8.913cm" svg:y="15.931cm" svg:viewBox="0 0 440 340" svg:d="M429 290c28-49 0-124-67-184-67-64-162-106-240-106-53 0-93 18-110 49-39 67 21 178 138 241 117 67 240 67 279 0z">
          <text:p/>
        </draw:path>
        <draw:polygon draw:style-name="gr7" draw:text-style-name="P2" draw:layer="layout" svg:width="0cm" svg:height="0cm" svg:x="6.847cm" svg:y="15.398cm" svg:viewBox="0 0 0 0" draw:points="0,0">
          <text:p/>
        </draw:polygon>
        <draw:line draw:style-name="gr8" draw:text-style-name="P2" draw:layer="layout" svg:x1="8.773cm" svg:y1="14.77cm" svg:x2="7.972cm" svg:y2="14.77cm">
          <text:p/>
        </draw:line>
        <draw:path draw:style-name="gr8" draw:text-style-name="P2" draw:layer="layout" svg:width="0.46cm" svg:height="1.094cm" svg:x="8.346cm" svg:y="13.68cm" svg:viewBox="0 0 461 1095" svg:d="M428 1095c57-248 39-527-46-746-84-218-226-349-382-349">
          <text:p/>
        </draw:path>
        <draw:path draw:style-name="gr8" draw:text-style-name="P2" draw:layer="layout" svg:width="0.463cm" svg:height="1.094cm" svg:x="7.545cm" svg:y="13.68cm" svg:viewBox="0 0 464 1095" svg:d="M428 1095c60-248 43-527-42-746-88-218-229-349-386-349">
          <text:p/>
        </draw:path>
        <draw:path draw:style-name="gr8" draw:text-style-name="P2" draw:layer="layout" svg:width="0.46cm" svg:height="1.02cm" svg:x="7.089cm" svg:y="13.68cm" svg:viewBox="0 0 461 1021" svg:d="M461 0c-148 0-282 118-370 322-86 198-114 459-72 699">
          <text:p/>
        </draw:path>
        <draw:line draw:style-name="gr8" draw:text-style-name="P2" draw:layer="layout" svg:x1="8.773cm" svg:y1="14.77cm" svg:x2="9.755cm" svg:y2="16.468cm">
          <text:p/>
        </draw:line>
        <draw:line draw:style-name="gr8" draw:text-style-name="P2" draw:layer="layout" svg:x1="7.972cm" svg:y1="14.77cm" svg:x2="8.054cm" svg:y2="14.916cm">
          <text:p/>
        </draw:line>
        <draw:line draw:style-name="gr8" draw:text-style-name="P2" draw:layer="layout" svg:x1="9.75cm" svg:y1="16.467cm" svg:x2="8.953cm" svg:y2="16.467cm">
          <text:p/>
        </draw:line>
        <draw:line draw:style-name="gr8" draw:text-style-name="P2" draw:layer="layout" svg:x1="8.053cm" svg:y1="14.911cm" svg:x2="8.954cm" svg:y2="16.468cm">
          <text:p/>
        </draw:line>
        <draw:path draw:style-name="gr8" draw:text-style-name="P2" draw:layer="layout" svg:width="0.113cm" svg:height="0.05cm" svg:x="8.424cm" svg:y="15.07cm" svg:viewBox="0 0 114 51" svg:d="M114 0c-53 0-93 18-114 51">
          <text:p/>
        </draw:path>
        <draw:path draw:style-name="gr8" draw:text-style-name="P2" draw:layer="layout" svg:width="0.43cm" svg:height="0.289cm" svg:x="8.414cm" svg:y="15.12cm" svg:viewBox="0 0 431 290" svg:d="M10 0c-35 67 25 173 141 240 113 67 241 67 280 0">
          <text:p/>
        </draw:path>
        <draw:path draw:style-name="gr8" draw:text-style-name="P2" draw:layer="layout" svg:width="0.318cm" svg:height="0.289cm" svg:x="8.537cm" svg:y="15.07cm" svg:viewBox="0 0 319 290" svg:d="M308 290c28-49 0-123-67-183-68-68-164-107-241-107">
          <text:p/>
        </draw:path>
        <draw:path draw:style-name="gr8" draw:text-style-name="P2" draw:layer="layout" svg:width="0.109cm" svg:height="0.049cm" svg:x="8.925cm" svg:y="15.931cm" svg:viewBox="0 0 110 50" svg:d="M110 0c-54 0-93 18-110 50">
          <text:p/>
        </draw:path>
        <draw:path draw:style-name="gr8" draw:text-style-name="P2" draw:layer="layout" svg:width="0.428cm" svg:height="0.29cm" svg:x="8.913cm" svg:y="15.98cm" svg:viewBox="0 0 429 291" svg:d="M12 0c-39 67 21 178 137 241 117 67 241 67 280 0">
          <text:p/>
        </draw:path>
        <draw:path draw:style-name="gr8" draw:text-style-name="P2" draw:layer="layout" svg:width="0.318cm" svg:height="0.289cm" svg:x="9.034cm" svg:y="15.931cm" svg:viewBox="0 0 319 290" svg:d="M308 290c29-49 0-120-67-184s-162-106-241-106">
          <text:p/>
        </draw:path>
        <draw:line draw:style-name="gr8" draw:text-style-name="P2" draw:layer="layout" svg:x1="9.341cm" svg:y1="17.18cm" svg:x2="8.54cm" svg:y2="17.18cm">
          <text:p/>
        </draw:line>
        <draw:line draw:style-name="gr8" draw:text-style-name="P2" draw:layer="layout" svg:x1="7.232cm" svg:y1="14.916cm" svg:x2="7.108cm" svg:y2="14.7cm">
          <text:p/>
        </draw:line>
        <draw:line draw:style-name="gr8" draw:text-style-name="P2" draw:layer="layout" svg:x1="9.755cm" svg:y1="16.467cm" svg:x2="9.341cm" svg:y2="17.184cm">
          <text:p/>
        </draw:line>
        <draw:path draw:style-name="gr8" draw:text-style-name="P2" draw:layer="layout" svg:width="0.193cm" svg:height="0.565cm" svg:x="7.545cm" svg:y="14.142cm" svg:viewBox="0 0 194 566" svg:d="M139 566c53-95 71-237 39-361-28-123-99-205-178-205">
          <text:p/>
        </draw:path>
        <draw:path draw:style-name="gr8" draw:text-style-name="P2" draw:layer="layout" svg:width="0.194cm" svg:height="0.66cm" svg:x="7.355cm" svg:y="14.142cm" svg:viewBox="0 0 195 661" svg:d="M195 0c-107 0-195 150-195 333s88 328 195 328">
          <text:p/>
        </draw:path>
        <draw:path draw:style-name="gr8" draw:text-style-name="P2" draw:layer="layout" svg:width="0.138cm" svg:height="0.095cm" svg:x="7.545cm" svg:y="14.707cm" svg:viewBox="0 0 139 96" svg:d="M0 96c53 0 104-33 139-96">
          <text:p/>
        </draw:path>
        <draw:line draw:style-name="gr8" draw:text-style-name="P2" draw:layer="layout" svg:x1="8.954cm" svg:y1="16.467cm" svg:x2="8.54cm" svg:y2="17.184cm">
          <text:p/>
        </draw:line>
        <draw:line draw:style-name="gr8" draw:text-style-name="P2" draw:layer="layout" svg:x1="8.053cm" svg:y1="14.911cm" svg:x2="5.746cm" svg:y2="14.911cm">
          <text:p/>
        </draw:line>
        <draw:line draw:style-name="gr8" draw:text-style-name="P2" draw:layer="layout" svg:x1="6.643cm" svg:y1="16.468cm" svg:x2="5.746cm" svg:y2="14.911cm">
          <text:p/>
        </draw:line>
        <draw:line draw:style-name="gr8" draw:text-style-name="P2" draw:layer="layout" svg:x1="8.953cm" svg:y1="16.467cm" svg:x2="6.642cm" svg:y2="16.467cm">
          <text:p/>
        </draw:line>
        <draw:line draw:style-name="gr8" draw:text-style-name="P2" draw:layer="layout" svg:x1="8.54cm" svg:y1="17.18cm" svg:x2="6.23cm" svg:y2="17.18cm">
          <text:p/>
        </draw:line>
        <draw:line draw:style-name="gr8" draw:text-style-name="P2" draw:layer="layout" svg:x1="6.23cm" svg:y1="17.184cm" svg:x2="6.643cm" svg:y2="16.467cm">
          <text:p/>
        </draw:line>
        <draw:line draw:style-name="gr8" draw:text-style-name="P2" draw:layer="layout" svg:x1="6.642cm" svg:y1="16.467cm" svg:x2="5.842cm" svg:y2="16.467cm">
          <text:p/>
        </draw:line>
        <draw:line draw:style-name="gr8" draw:text-style-name="P2" draw:layer="layout" svg:x1="5.846cm" svg:y1="16.468cm" svg:x2="4.861cm" svg:y2="14.77cm">
          <text:p/>
        </draw:line>
        <draw:line draw:style-name="gr8" draw:text-style-name="P2" draw:layer="layout" svg:x1="5.747cm" svg:y1="14.916cm" svg:x2="5.662cm" svg:y2="14.77cm">
          <text:p/>
        </draw:line>
        <draw:line draw:style-name="gr8" draw:text-style-name="P2" draw:layer="layout" svg:x1="5.662cm" svg:y1="14.77cm" svg:x2="4.861cm" svg:y2="14.77cm">
          <text:p/>
        </draw:line>
        <draw:path draw:style-name="gr8" draw:text-style-name="P2" draw:layer="layout" svg:width="0.109cm" svg:height="0.05cm" svg:x="5.334cm" svg:y="15.07cm" svg:viewBox="0 0 110 51" svg:d="M110 0c-54 0-93 18-110 51">
          <text:p/>
        </draw:path>
        <draw:path draw:style-name="gr8" draw:text-style-name="P2" draw:layer="layout" svg:width="0.427cm" svg:height="0.289cm" svg:x="5.322cm" svg:y="15.12cm" svg:viewBox="0 0 428 290" svg:d="M11 0c-39 67 25 173 138 240 117 67 240 67 279 0">
          <text:p/>
        </draw:path>
        <draw:path draw:style-name="gr8" draw:text-style-name="P2" draw:layer="layout" svg:width="0.318cm" svg:height="0.289cm" svg:x="5.443cm" svg:y="15.07cm" svg:viewBox="0 0 319 290" svg:d="M308 290c28-49 0-123-67-183-64-68-164-107-241-107">
          <text:p/>
        </draw:path>
        <draw:path draw:style-name="gr8" draw:text-style-name="P2" draw:layer="layout" svg:width="0.113cm" svg:height="0.049cm" svg:x="5.831cm" svg:y="15.931cm" svg:viewBox="0 0 114 50" svg:d="M114 0c-53 0-96 18-114 50">
          <text:p/>
        </draw:path>
        <draw:path draw:style-name="gr8" draw:text-style-name="P2" draw:layer="layout" svg:width="0.427cm" svg:height="0.29cm" svg:x="5.82cm" svg:y="15.98cm" svg:viewBox="0 0 428 291" svg:d="M11 0c-39 67 25 178 138 241 116 67 240 67 279 0">
          <text:p/>
        </draw:path>
        <draw:path draw:style-name="gr8" draw:text-style-name="P2" draw:layer="layout" svg:width="0.318cm" svg:height="0.289cm" svg:x="5.94cm" svg:y="15.931cm" svg:viewBox="0 0 319 290" svg:d="M308 290c28-49 4-120-64-184-71-64-166-106-244-106">
          <text:p/>
        </draw:path>
        <draw:line draw:style-name="gr8" draw:text-style-name="P2" draw:layer="layout" svg:x1="6.23cm" svg:y1="17.18cm" svg:x2="5.429cm" svg:y2="17.18cm">
          <text:p/>
        </draw:line>
        <draw:line draw:style-name="gr8" draw:text-style-name="P2" draw:layer="layout" svg:x1="5.433cm" svg:y1="17.184cm" svg:x2="3.996cm" svg:y2="14.7cm">
          <text:p/>
        </draw:line>
        <draw:path draw:style-name="gr8" draw:text-style-name="P2" draw:layer="layout" svg:width="0.46cm" svg:height="1.094cm" svg:x="5.238cm" svg:y="13.68cm" svg:viewBox="0 0 461 1095" svg:d="M428 1095c57-248 39-527-46-746-84-218-229-349-382-349">
          <text:p/>
        </draw:path>
        <draw:line draw:style-name="gr8" draw:text-style-name="P2" draw:layer="layout" svg:x1="5.429cm" svg:y1="17.184cm" svg:x2="5.846cm" svg:y2="16.467cm">
          <text:p/>
        </draw:line>
        <draw:path draw:style-name="gr8" draw:text-style-name="P2" draw:layer="layout" svg:width="0.46cm" svg:height="1.094cm" svg:x="4.437cm" svg:y="13.68cm" svg:viewBox="0 0 461 1095" svg:d="M428 1095c57-248 39-527-47-746-84-218-229-349-381-349">
          <text:p/>
        </draw:path>
        <draw:path draw:style-name="gr8" draw:text-style-name="P2" draw:layer="layout" svg:width="0.461cm" svg:height="1.02cm" svg:x="3.98cm" svg:y="13.68cm" svg:viewBox="0 0 462 1021" svg:d="M462 0c-149 0-287 118-371 322-89 198-113 459-71 699">
          <text:p/>
        </draw:path>
        <draw:path draw:style-name="gr8" draw:text-style-name="P2" draw:layer="layout" svg:width="0.191cm" svg:height="0.565cm" svg:x="4.437cm" svg:y="14.142cm" svg:viewBox="0 0 192 566" svg:d="M139 566c53-95 67-237 39-361-28-123-99-205-178-205">
          <text:p/>
        </draw:path>
        <draw:path draw:style-name="gr8" draw:text-style-name="P2" draw:layer="layout" svg:width="0.19cm" svg:height="0.66cm" svg:x="4.247cm" svg:y="14.142cm" svg:viewBox="0 0 191 661" svg:d="M191 0c-102 0-191 150-191 333s89 328 191 328">
          <text:p/>
        </draw:path>
        <draw:path draw:style-name="gr8" draw:text-style-name="P2" draw:layer="layout" svg:width="0.138cm" svg:height="0.095cm" svg:x="4.437cm" svg:y="14.707cm" svg:viewBox="0 0 139 96" svg:d="M0 96c51 0 100-33 139-96">
          <text:p/>
        </draw:path>
        <draw:line draw:style-name="gr8" draw:text-style-name="P2" draw:layer="layout" svg:x1="7.545cm" svg:y1="13.68cm" svg:x2="8.346cm" svg:y2="13.68cm">
          <text:p/>
        </draw:line>
        <draw:line draw:style-name="gr8" draw:text-style-name="P2" draw:layer="layout" svg:x1="4.437cm" svg:y1="13.68cm" svg:x2="5.238cm" svg:y2="13.68cm">
          <text:p/>
        </draw:line>
        <draw:polygon draw:style-name="gr1" draw:text-style-name="P1" draw:layer="layout" svg:width="3.927cm" svg:height="4.79cm" svg:x="14.174cm" svg:y="5.863cm" svg:viewBox="0 0 3928 4791" draw:points="1528,0 3928,0 3928,980 3928,3811 3928,4791 1528,4791 1454,4791 1355,4791 1231,4791 1094,4791 946,4791 635,4791 487,4791 353,4791 233,4791 134,4791 60,4791 14,4791 0,4791 0,3811 14,3811 60,3811 134,3811 233,3811 353,3811 487,3811 635,3811 946,3811 1094,3811 1231,3811 1355,3811 1454,3811 1528,3811 1725,3811 1725,980 1528,980 1454,980 1355,980 1231,980 1094,980 946,980 635,980 487,980 353,980 233,980 134,980 60,980 14,980 0,980 0,0 14,0 60,0 134,0 233,0 353,0 487,0 635,0 946,0 1094,0 1231,0 1355,0 1454,0">
          <text:p/>
        </draw:polygon>
        <draw:polygon draw:style-name="gr7" draw:text-style-name="P2" draw:layer="layout" svg:width="0cm" svg:height="0cm" svg:x="16.104cm" svg:y="8.258cm" svg:viewBox="0 0 0 0" draw:points="0,0">
          <text:p/>
        </draw:polygon>
        <draw:polygon draw:style-name="gr1" draw:text-style-name="P1" draw:layer="layout" svg:width="2.202cm" svg:height="2.83cm" svg:x="15.899cm" svg:y="6.843cm" svg:viewBox="0 0 2203 2831" draw:points="0,0 2203,0 2203,2831 0,2831">
          <text:p/>
        </draw:polygon>
        <draw:polygon draw:style-name="gr7" draw:text-style-name="P2" draw:layer="layout" svg:width="0cm" svg:height="0cm" svg:x="16.104cm" svg:y="8.258cm" svg:viewBox="0 0 0 0" draw:points="0,0">
          <text:p/>
        </draw:polygon>
        <draw:polygon draw:style-name="gr1" draw:text-style-name="P1" draw:layer="layout" svg:width="2.399cm" svg:height="0.98cm" svg:x="15.702cm" svg:y="5.863cm" svg:viewBox="0 0 2400 981" draw:points="0,0 2400,0 2400,981 197,981 0,981">
          <text:p/>
        </draw:polygon>
        <draw:polygon draw:style-name="gr7" draw:text-style-name="P2" draw:layer="layout" svg:width="0cm" svg:height="0cm" svg:x="16.104cm" svg:y="8.258cm" svg:viewBox="0 0 0 0" draw:points="0,0">
          <text:p/>
        </draw:polygon>
        <draw:polygon draw:style-name="gr1" draw:text-style-name="P1" draw:layer="layout" svg:width="2.399cm" svg:height="0.98cm" svg:x="15.702cm" svg:y="9.673cm" svg:viewBox="0 0 2400 981" draw:points="2400,0 2400,981 0,981 0,0 197,0">
          <text:p/>
        </draw:polygon>
        <draw:polygon draw:style-name="gr7" draw:text-style-name="P2" draw:layer="layout" svg:width="0cm" svg:height="0cm" svg:x="16.104cm" svg:y="8.258cm" svg:viewBox="0 0 0 0" draw:points="0,0">
          <text:p/>
        </draw:polygon>
        <draw:polygon draw:style-name="gr1" draw:text-style-name="P1" draw:layer="layout" svg:width="1.528cm" svg:height="0.98cm" svg:x="14.174cm" svg:y="9.673cm" svg:viewBox="0 0 1529 981" draw:points="1529,0 1529,981 1455,981 1356,981 1236,981 1098,981 947,981 640,981 491,981 354,981 233,981 134,981 60,981 14,981 0,981 0,0 14,0 60,0 134,0 233,0 354,0 491,0 640,0 947,0 1098,0 1236,0 1356,0 1455,0">
          <text:p/>
        </draw:polygon>
        <draw:polygon draw:style-name="gr7" draw:text-style-name="P2" draw:layer="layout" svg:width="0cm" svg:height="0cm" svg:x="16.104cm" svg:y="8.258cm" svg:viewBox="0 0 0 0" draw:points="0,0">
          <text:p/>
        </draw:polygon>
        <draw:polygon draw:style-name="gr1" draw:text-style-name="P1" draw:layer="layout" svg:width="1.528cm" svg:height="0.98cm" svg:x="14.174cm" svg:y="5.863cm" svg:viewBox="0 0 1529 981" draw:points="1529,0 1529,981 1455,981 1356,981 1236,981 1098,981 947,981 640,981 491,981 354,981 233,981 134,981 60,981 14,981 0,981 0,0 14,0 60,0 134,0 233,0 354,0 491,0 640,0 947,0 1098,0 1236,0 1356,0 1455,0">
          <text:p/>
        </draw:polygon>
        <draw:polygon draw:style-name="gr7" draw:text-style-name="P2" draw:layer="layout" svg:width="0cm" svg:height="0cm" svg:x="16.104cm" svg:y="8.258cm" svg:viewBox="0 0 0 0" draw:points="0,0">
          <text:p/>
        </draw:polygon>
        <draw:path draw:style-name="gr1" draw:text-style-name="P1" draw:layer="layout" svg:width="0.48cm" svg:height="0.48cm" svg:x="17.342cm" svg:y="6.124cm" svg:viewBox="0 0 481 481" svg:d="M481 240c0 135-110 241-240 241-135 0-241-106-241-241 0-134 106-240 241-240 130 0 240 106 240 240z">
          <text:p/>
        </draw:path>
        <draw:polygon draw:style-name="gr7" draw:text-style-name="P2" draw:layer="layout" svg:width="0cm" svg:height="0cm" svg:x="16.104cm" svg:y="8.258cm" svg:viewBox="0 0 0 0" draw:points="0,0">
          <text:p/>
        </draw:polygon>
        <draw:path draw:style-name="gr1" draw:text-style-name="P1" draw:layer="layout" svg:width="0.48cm" svg:height="0.479cm" svg:x="16.121cm" svg:y="9.913cm" svg:viewBox="0 0 481 480" svg:d="M481 239c0 131-110 241-241 241-134 0-240-110-240-241 0-134 106-239 240-239 131 0 241 105 241 239z">
          <text:p/>
        </draw:path>
        <draw:polygon draw:style-name="gr7" draw:text-style-name="P2" draw:layer="layout" svg:width="0cm" svg:height="0cm" svg:x="16.104cm" svg:y="8.258cm" svg:viewBox="0 0 0 0" draw:points="0,0">
          <text:p/>
        </draw:polygon>
        <draw:path draw:style-name="gr1" draw:text-style-name="P1" draw:layer="layout" svg:width="0.48cm" svg:height="0.48cm" svg:x="16.121cm" svg:y="6.124cm" svg:viewBox="0 0 481 481" svg:d="M481 240c0 135-110 241-241 241-134 0-240-106-240-241 0-134 106-240 240-240 131 0 241 106 241 240z">
          <text:p/>
        </draw:path>
        <draw:polygon draw:style-name="gr7" draw:text-style-name="P2" draw:layer="layout" svg:width="0cm" svg:height="0cm" svg:x="16.104cm" svg:y="8.258cm" svg:viewBox="0 0 0 0" draw:points="0,0">
          <text:p/>
        </draw:polygon>
        <draw:path draw:style-name="gr1" draw:text-style-name="P1" draw:layer="layout" svg:width="0.48cm" svg:height="0.479cm" svg:x="17.342cm" svg:y="9.913cm" svg:viewBox="0 0 481 480" svg:d="M481 239c0 131-110 241-240 241-135 0-241-110-241-241 0-134 106-239 241-239 130 0 240 105 240 239z">
          <text:p/>
        </draw:path>
        <draw:polygon draw:style-name="gr7" draw:text-style-name="P2" draw:layer="layout" svg:width="0cm" svg:height="0cm" svg:x="16.104cm" svg:y="8.258cm" svg:viewBox="0 0 0 0" draw:points="0,0">
          <text:p/>
        </draw:polygon>
        <draw:line draw:style-name="gr8" draw:text-style-name="P2" draw:layer="layout" svg:x1="15.702cm" svg:y1="5.863cm" svg:x2="15.702cm" svg:y2="6.843cm">
          <text:p/>
        </draw:line>
        <draw:polyline draw:style-name="gr8" draw:text-style-name="P2" draw:layer="layout" svg:width="1.527cm" svg:height="0cm" svg:x="14.174cm" svg:y="5.863cm" svg:viewBox="0 0 1528 0" draw:points="1528,0 1454,0 1355,0 1231,0 1094,0 946,0 635,0 487,0 353,0 233,0 134,0 60,0 14,0 0,0">
          <text:p/>
        </draw:polyline>
        <draw:polyline draw:style-name="gr8" draw:text-style-name="P2" draw:layer="layout" svg:width="1.527cm" svg:height="0cm" svg:x="14.174cm" svg:y="6.843cm" svg:viewBox="0 0 1528 0" draw:points="1528,0 1454,0 1355,0 1231,0 1094,0 946,0 635,0 487,0 353,0 233,0 134,0 60,0 14,0 0,0">
          <text:p/>
        </draw:polyline>
        <draw:line draw:style-name="gr8" draw:text-style-name="P2" draw:layer="layout" svg:x1="15.702cm" svg:y1="5.863cm" svg:x2="18.101cm" svg:y2="5.863cm">
          <text:p/>
        </draw:line>
        <draw:line draw:style-name="gr8" draw:text-style-name="P2" draw:layer="layout" svg:x1="15.702cm" svg:y1="6.843cm" svg:x2="15.899cm" svg:y2="6.843cm">
          <text:p/>
        </draw:line>
        <draw:line draw:style-name="gr8" draw:text-style-name="P2" draw:layer="layout" svg:x1="18.101cm" svg:y1="5.863cm" svg:x2="18.101cm" svg:y2="6.843cm">
          <text:p/>
        </draw:line>
        <draw:line draw:style-name="gr8" draw:text-style-name="P2" draw:layer="layout" svg:x1="15.899cm" svg:y1="6.843cm" svg:x2="18.101cm" svg:y2="6.843cm">
          <text:p/>
        </draw:line>
        <draw:path draw:style-name="gr8" draw:text-style-name="P2" draw:layer="layout" svg:width="0.48cm" svg:height="0.48cm" svg:x="16.121cm" svg:y="6.124cm" svg:viewBox="0 0 481 481" svg:d="M481 240c0 135-110 241-241 241-134 0-240-106-240-241 0-134 106-240 240-240 131 0 241 106 241 240z">
          <text:p/>
        </draw:path>
        <draw:path draw:style-name="gr8" draw:text-style-name="P2" draw:layer="layout" svg:width="0.48cm" svg:height="0.48cm" svg:x="17.342cm" svg:y="6.124cm" svg:viewBox="0 0 481 481" svg:d="M481 240c0 135-110 241-240 241-135 0-241-106-241-241 0-134 106-240 241-240 130 0 240 106 240 240z">
          <text:p/>
        </draw:path>
        <draw:line draw:style-name="gr8" draw:text-style-name="P2" draw:layer="layout" svg:x1="15.899cm" svg:y1="6.843cm" svg:x2="15.899cm" svg:y2="9.673cm">
          <text:p/>
        </draw:line>
        <draw:line draw:style-name="gr8" draw:text-style-name="P2" draw:layer="layout" svg:x1="18.101cm" svg:y1="9.673cm" svg:x2="15.899cm" svg:y2="9.673cm">
          <text:p/>
        </draw:line>
        <draw:line draw:style-name="gr8" draw:text-style-name="P2" draw:layer="layout" svg:x1="18.101cm" svg:y1="6.843cm" svg:x2="18.101cm" svg:y2="9.673cm">
          <text:p/>
        </draw:line>
        <draw:line draw:style-name="gr8" draw:text-style-name="P2" draw:layer="layout" svg:x1="18.101cm" svg:y1="9.673cm" svg:x2="18.101cm" svg:y2="10.65cm">
          <text:p/>
        </draw:line>
        <draw:line draw:style-name="gr8" draw:text-style-name="P2" draw:layer="layout" svg:x1="18.101cm" svg:y1="10.65cm" svg:x2="15.702cm" svg:y2="10.65cm">
          <text:p/>
        </draw:line>
        <draw:line draw:style-name="gr8" draw:text-style-name="P2" draw:layer="layout" svg:x1="15.899cm" svg:y1="9.673cm" svg:x2="15.702cm" svg:y2="9.673cm">
          <text:p/>
        </draw:line>
        <draw:line draw:style-name="gr8" draw:text-style-name="P2" draw:layer="layout" svg:x1="15.702cm" svg:y1="9.673cm" svg:x2="15.702cm" svg:y2="10.65cm">
          <text:p/>
        </draw:line>
        <draw:path draw:style-name="gr8" draw:text-style-name="P2" draw:layer="layout" svg:width="0.48cm" svg:height="0.479cm" svg:x="16.121cm" svg:y="9.913cm" svg:viewBox="0 0 481 480" svg:d="M481 239c0 131-110 241-241 241-134 0-240-110-240-241 0-134 106-239 240-239 131 0 241 105 241 239z">
          <text:p/>
        </draw:path>
        <draw:path draw:style-name="gr8" draw:text-style-name="P2" draw:layer="layout" svg:width="0.48cm" svg:height="0.479cm" svg:x="17.342cm" svg:y="9.913cm" svg:viewBox="0 0 481 480" svg:d="M481 239c0 131-110 241-240 241-135 0-241-110-241-241 0-134 106-239 241-239 130 0 240 105 240 239z">
          <text:p/>
        </draw:path>
        <draw:polyline draw:style-name="gr8" draw:text-style-name="P2" draw:layer="layout" svg:width="1.527cm" svg:height="0cm" svg:x="14.174cm" svg:y="9.673cm" svg:viewBox="0 0 1528 0" draw:points="1528,0 1454,0 1355,0 1231,0 1094,0 946,0 635,0 487,0 353,0 233,0 134,0 60,0 14,0 0,0">
          <text:p/>
        </draw:polyline>
        <draw:polyline draw:style-name="gr8" draw:text-style-name="P2" draw:layer="layout" svg:width="1.527cm" svg:height="0cm" svg:x="14.174cm" svg:y="10.65cm" svg:viewBox="0 0 1528 0" draw:points="1528,0 1454,0 1355,0 1231,0 1094,0 946,0 635,0 487,0 353,0 233,0 134,0 60,0 14,0 0,0">
          <text:p/>
        </draw:polyline>
        <draw:line draw:style-name="gr8" draw:text-style-name="P2" draw:layer="layout" svg:x1="14.174cm" svg:y1="6.843cm" svg:x2="14.174cm" svg:y2="5.863cm">
          <text:p/>
        </draw:line>
        <draw:line draw:style-name="gr8" draw:text-style-name="P2" draw:layer="layout" svg:x1="14.174cm" svg:y1="10.65cm" svg:x2="14.174cm" svg:y2="9.673cm">
          <text:p/>
        </draw:line>
        <draw:polygon draw:style-name="gr7" draw:text-style-name="P2" draw:layer="layout" svg:width="0cm" svg:height="0cm" svg:x="16.104cm" svg:y="8.258cm" svg:viewBox="0 0 0 0" draw:points="0,0">
          <text:p/>
        </draw:polygon>
        <draw:polyline draw:style-name="gr9" draw:text-style-name="P2" draw:layer="layout" svg:width="2.388cm" svg:height="1.746cm" svg:x="16.538cm" svg:y="6.526cm" svg:viewBox="0 0 2389 1747" draw:points="2389,1747 1888,1747 0,0">
          <text:p/>
        </draw:polyline>
        <draw:polygon draw:style-name="gr10" draw:text-style-name="P3" draw:layer="layout" svg:width="0.423cm" svg:height="0.402cm" svg:x="16.538cm" svg:y="6.526cm" svg:viewBox="0 0 424 403" draw:points="0,0 311,403 424,280">
          <text:p/>
        </draw:polygon>
        <draw:polygon draw:style-name="gr7" draw:text-style-name="P2" draw:layer="layout" svg:width="0cm" svg:height="0cm" svg:x="16.104cm" svg:y="8.258cm" svg:viewBox="0 0 0 0" draw:points="0,0">
          <text:p/>
        </draw:polygon>
        <draw:polyline draw:style-name="gr9" draw:text-style-name="P2" draw:layer="layout" svg:width="1.227cm" svg:height="1.69cm" svg:x="17.674cm" svg:y="6.582cm" svg:viewBox="0 0 1228 1691" draw:points="1228,1691 727,1691 0,0">
          <text:p/>
        </draw:polyline>
        <draw:polygon draw:style-name="gr10" draw:text-style-name="P3" draw:layer="layout" svg:width="0.275cm" svg:height="0.494cm" svg:x="17.674cm" svg:y="6.582cm" svg:viewBox="0 0 276 495" draw:points="0,0 124,495 276,428">
          <text:p/>
        </draw:polygon>
        <draw:polygon draw:style-name="gr7" draw:text-style-name="P2" draw:layer="layout" svg:width="0cm" svg:height="0cm" svg:x="16.104cm" svg:y="8.258cm" svg:viewBox="0 0 0 0" draw:points="0,0">
          <text:p/>
        </draw:polygon>
        <draw:polyline draw:style-name="gr9" draw:text-style-name="P2" draw:layer="layout" svg:width="2.37cm" svg:height="1.732cm" svg:x="16.538cm" svg:y="8.258cm" svg:viewBox="0 0 2371 1733" draw:points="2371,0 1870,0 0,1733">
          <text:p/>
        </draw:polyline>
        <draw:polygon draw:style-name="gr10" draw:text-style-name="P3" draw:layer="layout" svg:width="0.423cm" svg:height="0.402cm" svg:x="16.538cm" svg:y="9.588cm" svg:viewBox="0 0 424 403" draw:points="0,403 424,123 311,0">
          <text:p/>
        </draw:polygon>
        <draw:polygon draw:style-name="gr7" draw:text-style-name="P2" draw:layer="layout" svg:width="0cm" svg:height="0cm" svg:x="16.104cm" svg:y="8.258cm" svg:viewBox="0 0 0 0" draw:points="0,0">
          <text:p/>
        </draw:polygon>
        <draw:polyline draw:style-name="gr9" draw:text-style-name="P2" draw:layer="layout" svg:width="1.249cm" svg:height="1.672cm" svg:x="17.677cm" svg:y="8.262cm" svg:viewBox="0 0 1250 1673" draw:points="1250,0 753,0 0,1673">
          <text:p/>
        </draw:polyline>
        <draw:polygon draw:style-name="gr10" draw:text-style-name="P3" draw:layer="layout" svg:width="0.282cm" svg:height="0.491cm" svg:x="17.677cm" svg:y="9.443cm" svg:viewBox="0 0 283 492" draw:points="0,492 283,67 131,0">
          <text:p/>
        </draw:polygon>
        <draw:path draw:style-name="gr1" draw:text-style-name="P1" draw:layer="layout" svg:width="5.775cm" svg:height="3.507cm" svg:x="3.588cm" svg:y="4.462cm" svg:viewBox="0 0 5776 3508" svg:d="M4795 1095l981 1697-413 716h-801-2311-797l-1436-2484c-39-241-14-502 74-703 85-201 222-321 367-321h801c151 0 296 134 381 353 84 219 102 498 42 742l85 141h1485l-124-212c-21-120-24-255-10-382-67-32-124-81-155-134-32-49-39-102-18-137l21-36c-32 53-3 131 67 201 74 67 177 113 261 113 57 0 99-21 120-56l-21 39c-21 31-60 53-120 53-46 0-102-15-155-43-14 127-11 262 10 382l124 212h822l-81-141c56-244 42-523-46-742-85-219-226-353-381-353-92 0-180 50-258 138 78 31 145 84 187 144 39 57 50 117 25 159-21 35-64 57-123 57-92 0-202-50-279-120-74-74-106-159-71-212 36-67 145-78 261-28 78-88 166-138 258-138h801c155 0 296 134 381 353 84 219 102 498 46 742z">
          <text:p/>
        </draw:path>
        <draw:polygon draw:style-name="gr7" draw:text-style-name="P2" draw:layer="layout" svg:width="0cm" svg:height="0cm" svg:x="7.062cm" svg:y="5.997cm" svg:viewBox="0 0 0 0" draw:points="0,0">
          <text:p/>
        </draw:polygon>
        <draw:polygon draw:style-name="gr1" draw:text-style-name="P1" draw:layer="layout" svg:width="3.21cm" svg:height="1.556cm" svg:x="5.351cm" svg:y="5.697cm" svg:viewBox="0 0 3211 1557" draw:points="2311,0 3211,1557 900,1557 0,0 1485,0">
          <text:p/>
        </draw:polygon>
        <draw:polygon draw:style-name="gr7" draw:text-style-name="P2" draw:layer="layout" svg:width="0cm" svg:height="0cm" svg:x="7.062cm" svg:y="5.997cm" svg:viewBox="0 0 0 0" draw:points="0,0">
          <text:p/>
        </draw:polygon>
        <draw:path draw:style-name="gr1" draw:text-style-name="P1" draw:layer="layout" svg:width="1.866cm" svg:height="3.507cm" svg:x="3.588cm" svg:y="4.462cm" svg:viewBox="0 0 1867 3508" svg:d="M1455 3508l412-716-981-1697c56-244 39-523-46-742s-226-353-381-353c-145 0-282 120-367 321-88 201-113 462-74 703z">
          <text:p/>
        </draw:path>
        <draw:polygon draw:style-name="gr7" draw:text-style-name="P2" draw:layer="layout" svg:width="0cm" svg:height="0cm" svg:x="7.062cm" svg:y="5.997cm" svg:viewBox="0 0 0 0" draw:points="0,0">
          <text:p/>
        </draw:polygon>
        <draw:polygon draw:style-name="gr1" draw:text-style-name="P1" draw:layer="layout" svg:width="2.723cm" svg:height="0.716cm" svg:x="5.838cm" svg:y="7.253cm" svg:viewBox="0 0 2724 717" draw:points="2724,0 2312,717 0,717 413,0">
          <text:p/>
        </draw:polygon>
        <draw:polygon draw:style-name="gr7" draw:text-style-name="P2" draw:layer="layout" svg:width="0cm" svg:height="0cm" svg:x="7.062cm" svg:y="5.997cm" svg:viewBox="0 0 0 0" draw:points="0,0">
          <text:p/>
        </draw:polygon>
        <draw:polygon draw:style-name="gr1" draw:text-style-name="P1" draw:layer="layout" svg:width="1.781cm" svg:height="1.697cm" svg:x="7.581cm" svg:y="5.556cm" svg:viewBox="0 0 1782 1698" draw:points="802,0 1782,1698 981,1698 81,141 0,0">
          <text:p/>
        </draw:polygon>
        <draw:polygon draw:style-name="gr7" draw:text-style-name="P2" draw:layer="layout" svg:width="0cm" svg:height="0cm" svg:x="7.062cm" svg:y="5.997cm" svg:viewBox="0 0 0 0" draw:points="0,0">
          <text:p/>
        </draw:polygon>
        <draw:polygon draw:style-name="gr1" draw:text-style-name="P1" draw:layer="layout" svg:width="1.782cm" svg:height="1.697cm" svg:x="4.469cm" svg:y="5.556cm" svg:viewBox="0 0 1783 1698" draw:points="1783,1698 981,1698 0,0 801,0 882,141">
          <text:p/>
        </draw:polygon>
        <draw:polygon draw:style-name="gr7" draw:text-style-name="P2" draw:layer="layout" svg:width="0cm" svg:height="0cm" svg:x="7.062cm" svg:y="5.997cm" svg:viewBox="0 0 0 0" draw:points="0,0">
          <text:p/>
        </draw:polygon>
        <draw:path draw:style-name="gr1" draw:text-style-name="P1" draw:layer="layout" svg:width="1.259cm" svg:height="1.094cm" svg:x="4.046cm" svg:y="4.462cm" svg:viewBox="0 0 1260 1095" svg:d="M1225 1095c60-244 42-522-42-742-85-219-230-353-381-353h-802c152 0 296 134 382 353 85 220 102 498 46 742z">
          <text:p/>
        </draw:path>
        <draw:polygon draw:style-name="gr7" draw:text-style-name="P2" draw:layer="layout" svg:width="0cm" svg:height="0cm" svg:x="7.062cm" svg:y="5.997cm" svg:viewBox="0 0 0 0" draw:points="0,0">
          <text:p/>
        </draw:polygon>
        <draw:path draw:style-name="gr1" draw:text-style-name="P1" draw:layer="layout" svg:width="1.26cm" svg:height="1.094cm" svg:x="7.154cm" svg:y="4.462cm" svg:viewBox="0 0 1261 1095" svg:d="M1229 1095c56-244 38-522-46-742-85-219-231-353-382-353h-801c155 0 296 134 381 353 85 220 102 498 46 742z">
          <text:p/>
        </draw:path>
        <draw:polygon draw:style-name="gr7" draw:text-style-name="P2" draw:layer="layout" svg:width="0cm" svg:height="0cm" svg:x="7.062cm" svg:y="5.997cm" svg:viewBox="0 0 0 0" draw:points="0,0">
          <text:p/>
        </draw:polygon>
        <draw:polygon draw:style-name="gr1" draw:text-style-name="P1" draw:layer="layout" svg:width="1.213cm" svg:height="0.716cm" svg:x="8.149cm" svg:y="7.253cm" svg:viewBox="0 0 1214 717" draw:points="1214,0 797,717 0,717 409,0">
          <text:p/>
        </draw:polygon>
        <draw:polygon draw:style-name="gr7" draw:text-style-name="P2" draw:layer="layout" svg:width="0cm" svg:height="0cm" svg:x="7.062cm" svg:y="5.997cm" svg:viewBox="0 0 0 0" draw:points="0,0">
          <text:p/>
        </draw:polygon>
        <draw:polygon draw:style-name="gr1" draw:text-style-name="P1" draw:layer="layout" svg:width="1.214cm" svg:height="0.716cm" svg:x="5.037cm" svg:y="7.253cm" svg:viewBox="0 0 1215 717" draw:points="802,717 1215,0 413,0 0,717">
          <text:p/>
        </draw:polygon>
        <draw:polygon draw:style-name="gr7" draw:text-style-name="P2" draw:layer="layout" svg:width="0cm" svg:height="0cm" svg:x="7.062cm" svg:y="5.997cm" svg:viewBox="0 0 0 0" draw:points="0,0">
          <text:p/>
        </draw:polygon>
        <draw:path draw:style-name="gr1" draw:text-style-name="P1" draw:layer="layout" svg:width="0.381cm" svg:height="0.66cm" svg:x="3.855cm" svg:y="4.928cm" svg:viewBox="0 0 382 661" svg:d="M192 661c49 0 99-36 134-96 56-95 70-236 42-360-28-123-99-205-176-205-107 0-192 149-192 332 0 180 85 329 192 329z">
          <text:p/>
        </draw:path>
        <draw:polygon draw:style-name="gr7" draw:text-style-name="P2" draw:layer="layout" svg:width="0cm" svg:height="0cm" svg:x="7.062cm" svg:y="5.997cm" svg:viewBox="0 0 0 0" draw:points="0,0">
          <text:p/>
        </draw:polygon>
        <draw:path draw:style-name="gr1" draw:text-style-name="P1" draw:layer="layout" svg:width="0.383cm" svg:height="0.66cm" svg:x="6.963cm" svg:y="4.928cm" svg:viewBox="0 0 384 661" svg:d="M192 661c53 0 102-36 137-96 53-95 71-236 39-360-28-123-95-205-176-205-103 0-192 149-192 332 0 180 89 329 192 329z">
          <text:p/>
        </draw:path>
        <draw:polygon draw:style-name="gr7" draw:text-style-name="P2" draw:layer="layout" svg:width="0cm" svg:height="0cm" svg:x="7.062cm" svg:y="5.997cm" svg:viewBox="0 0 0 0" draw:points="0,0">
          <text:p/>
        </draw:polygon>
        <draw:path draw:style-name="gr1" draw:text-style-name="P1" draw:layer="layout" svg:width="0.526cm" svg:height="0.426cm" svg:x="6.599cm" svg:y="4.569cm" svg:viewBox="0 0 527 427" svg:d="M36 59c36-67 145-78 261-28 78 31 145 84 187 144 44 57 54 117 30 160l-22 35c-11 22-32 36-57 46-21 7-46 11-71 11-74 0-162-32-232-85-71-54-120-121-131-177-4-28 0-53 14-71z">
          <text:p/>
        </draw:path>
        <draw:polygon draw:style-name="gr7" draw:text-style-name="P2" draw:layer="layout" svg:width="0cm" svg:height="0cm" svg:x="7.062cm" svg:y="5.997cm" svg:viewBox="0 0 0 0" draw:points="0,0">
          <text:p/>
        </draw:polygon>
        <draw:path draw:style-name="gr1" draw:text-style-name="P1" draw:layer="layout" svg:width="0.523cm" svg:height="0.426cm" svg:x="9.693cm" svg:y="4.57cm" svg:viewBox="0 0 524 427" svg:d="M33 59c45-79 187-79 317 0 134 74 206 198 160 276l-19 35c-14 22-32 36-56 46-21 7-46 11-71 11-74 0-162-32-233-85-74-54-120-121-130-177-4-28 0-53 14-71z">
          <text:p/>
        </draw:path>
        <draw:polygon draw:style-name="gr7" draw:text-style-name="P2" draw:layer="layout" svg:width="0cm" svg:height="0cm" svg:x="7.062cm" svg:y="5.997cm" svg:viewBox="0 0 0 0" draw:points="0,0">
          <text:p/>
        </draw:polygon>
        <draw:path draw:style-name="gr1" draw:text-style-name="P1" draw:layer="layout" svg:width="0.525cm" svg:height="0.426cm" svg:x="6.101cm" svg:y="3.708cm" svg:viewBox="0 0 526 427" svg:d="M32 56c46-75 187-75 318 0 135 77 205 201 163 276l-21 39c-14 17-33 35-58 42-21 7-45 14-70 14-74 0-162-32-233-85-74-54-120-121-130-181-4-24 0-49 14-70z">
          <text:p/>
        </draw:path>
        <draw:polygon draw:style-name="gr7" draw:text-style-name="P2" draw:layer="layout" svg:width="0cm" svg:height="0cm" svg:x="7.062cm" svg:y="5.997cm" svg:viewBox="0 0 0 0" draw:points="0,0">
          <text:p/>
        </draw:polygon>
        <draw:path draw:style-name="gr1" draw:text-style-name="P1" draw:layer="layout" svg:width="0.523cm" svg:height="0.426cm" svg:x="9.195cm" svg:y="3.708cm" svg:viewBox="0 0 524 427" svg:d="M33 56c46-75 187-75 318 0 135 77 205 201 159 276l-17 39c-15 17-33 35-58 42-21 7-46 14-70 14-74 0-162-32-233-85-74-54-120-121-131-181-3-24 0-49 11-70z">
          <text:p/>
        </draw:path>
        <draw:polygon draw:style-name="gr7" draw:text-style-name="P2" draw:layer="layout" svg:width="0cm" svg:height="0cm" svg:x="7.062cm" svg:y="5.997cm" svg:viewBox="0 0 0 0" draw:points="0,0">
          <text:p/>
        </draw:polygon>
        <draw:path draw:style-name="gr1" draw:text-style-name="P1" draw:layer="layout" svg:width="0.503cm" svg:height="0.391cm" svg:x="6.122cm" svg:y="3.708cm" svg:viewBox="0 0 504 392" svg:d="M490 331c-22 39-64 61-124 61-92 0-201-51-280-125-77-70-105-155-74-211 46-75 188-75 319 0 134 77 204 201 159 275z">
          <text:p/>
        </draw:path>
        <draw:polygon draw:style-name="gr7" draw:text-style-name="P2" draw:layer="layout" svg:width="0cm" svg:height="0cm" svg:x="7.062cm" svg:y="5.997cm" svg:viewBox="0 0 0 0" draw:points="0,0">
          <text:p/>
        </draw:polygon>
        <draw:path draw:style-name="gr1" draw:text-style-name="P1" draw:layer="layout" svg:width="0.503cm" svg:height="0.391cm" svg:x="9.713cm" svg:y="4.57cm" svg:viewBox="0 0 504 392" svg:d="M490 335c-21 35-67 57-127 57-88 0-198-46-275-121-79-74-107-159-75-212 45-79 188-79 318 0 134 74 205 198 159 276z">
          <text:p/>
        </draw:path>
        <draw:polygon draw:style-name="gr7" draw:text-style-name="P2" draw:layer="layout" svg:width="0cm" svg:height="0cm" svg:x="7.062cm" svg:y="5.997cm" svg:viewBox="0 0 0 0" draw:points="0,0">
          <text:p/>
        </draw:polygon>
        <draw:path draw:style-name="gr1" draw:text-style-name="P1" draw:layer="layout" svg:width="0.501cm" svg:height="0.391cm" svg:x="9.215cm" svg:y="3.708cm" svg:viewBox="0 0 502 392" svg:d="M490 331c-21 39-67 61-127 61-88 0-197-51-275-125-78-70-107-155-75-211 47-75 188-75 319 0 130 77 201 201 158 275z">
          <text:p/>
        </draw:path>
        <draw:polygon draw:style-name="gr7" draw:text-style-name="P2" draw:layer="layout" svg:width="0cm" svg:height="0cm" svg:x="7.062cm" svg:y="5.997cm" svg:viewBox="0 0 0 0" draw:points="0,0">
          <text:p/>
        </draw:polygon>
        <draw:path draw:style-name="gr1" draw:text-style-name="P1" draw:layer="layout" svg:width="0.439cm" svg:height="0.34cm" svg:x="8.022cm" svg:y="5.852cm" svg:viewBox="0 0 440 341" svg:d="M431 294c25-49 0-124-67-187-67-65-162-107-240-107-54 0-93 18-114 49-35 72 25 178 142 245 113 63 240 63 279 0z">
          <text:p/>
        </draw:path>
        <draw:polygon draw:style-name="gr7" draw:text-style-name="P2" draw:layer="layout" svg:width="0cm" svg:height="0cm" svg:x="7.062cm" svg:y="5.997cm" svg:viewBox="0 0 0 0" draw:points="0,0">
          <text:p/>
        </draw:polygon>
        <draw:path draw:style-name="gr1" draw:text-style-name="P1" draw:layer="layout" svg:width="0.439cm" svg:height="0.34cm" svg:x="8.522cm" svg:y="6.716cm" svg:viewBox="0 0 440 341" svg:d="M428 291c29-50 0-125-67-185-67-67-162-106-239-106-53 0-92 18-111 50-39 67 26 173 139 241 116 67 240 67 278 0z">
          <text:p/>
        </draw:path>
        <draw:polygon draw:style-name="gr7" draw:text-style-name="P2" draw:layer="layout" svg:width="0cm" svg:height="0cm" svg:x="7.062cm" svg:y="5.997cm" svg:viewBox="0 0 0 0" draw:points="0,0">
          <text:p/>
        </draw:polygon>
        <draw:path draw:style-name="gr1" draw:text-style-name="P1" draw:layer="layout" svg:width="0.439cm" svg:height="0.34cm" svg:x="4.93cm" svg:y="5.852cm" svg:viewBox="0 0 440 341" svg:d="M429 294c28-49 0-124-67-187-67-65-162-107-240-107-54 0-92 18-110 49-39 72 21 178 139 245 116 63 239 63 278 0z">
          <text:p/>
        </draw:path>
        <draw:polygon draw:style-name="gr7" draw:text-style-name="P2" draw:layer="layout" svg:width="0cm" svg:height="0cm" svg:x="7.062cm" svg:y="5.997cm" svg:viewBox="0 0 0 0" draw:points="0,0">
          <text:p/>
        </draw:polygon>
        <draw:path draw:style-name="gr1" draw:text-style-name="P1" draw:layer="layout" svg:width="0.439cm" svg:height="0.34cm" svg:x="5.428cm" svg:y="6.716cm" svg:viewBox="0 0 440 341" svg:d="M429 291c28-50 3-125-64-185-67-67-162-106-243-106-53 0-93 18-111 50-38 67 25 173 139 241 116 67 240 67 279 0z">
          <text:p/>
        </draw:path>
        <draw:polygon draw:style-name="gr7" draw:text-style-name="P2" draw:layer="layout" svg:width="0cm" svg:height="0cm" svg:x="7.062cm" svg:y="5.997cm" svg:viewBox="0 0 0 0" draw:points="0,0">
          <text:p/>
        </draw:polygon>
        <draw:path draw:style-name="gr1" draw:text-style-name="P1" draw:layer="layout" svg:width="0.568cm" svg:height="0.486cm" svg:x="9.136cm" svg:y="3.764cm" svg:viewBox="0 0 569 487" svg:d="M569 275l-17 35c-14 21-32 39-57 46l-21 36c0 14-3 28-10 39-22 35-64 56-120 56-85 0-188-45-262-112-71-72-99-153-71-202 7-15 18-25 28-32l21-36c-3-24 0-49 11-70l21-35c-32 56-3 141 74 211 79 74 188 120 280 120 60 0 102-17 123-56z">
          <text:p/>
        </draw:path>
        <draw:polygon draw:style-name="gr7" draw:text-style-name="P2" draw:layer="layout" svg:width="0cm" svg:height="0cm" svg:x="7.062cm" svg:y="5.997cm" svg:viewBox="0 0 0 0" draw:points="0,0">
          <text:p/>
        </draw:polygon>
        <draw:path draw:style-name="gr1" draw:text-style-name="P1" draw:layer="layout" svg:width="0.569cm" svg:height="0.483cm" svg:x="9.633cm" svg:y="4.628cm" svg:viewBox="0 0 570 484" svg:d="M570 275l-18 35c-14 18-32 36-56 46l-21 32c0 14-4 28-11 39-21 40-63 57-120 57-89 0-191-47-262-114-74-70-99-148-71-201 8-10 18-21 29-28l21-35c-4-28 0-53 10-71l22-35c-32 53-4 138 74 212 74 70 188 120 276 120 60 0 106-22 127-57z">
          <text:p/>
        </draw:path>
        <draw:polygon draw:style-name="gr7" draw:text-style-name="P2" draw:layer="layout" svg:width="0cm" svg:height="0cm" svg:x="7.062cm" svg:y="5.997cm" svg:viewBox="0 0 0 0" draw:points="0,0">
          <text:p/>
        </draw:polygon>
        <draw:path draw:style-name="gr1" draw:text-style-name="P1" draw:layer="layout" svg:width="0.569cm" svg:height="0.486cm" svg:x="6.042cm" svg:y="3.764cm" svg:viewBox="0 0 570 487" svg:d="M570 275l-18 35c-14 21-32 39-57 46l-22 36c0 14-3 28-10 39-21 35-64 56-120 56-85 0-191-45-261-112-71-72-99-153-71-202 7-15 18-25 28-32l22-36c-4-24 0-49 10-70l21-35c-31 56-3 141 74 211 78 74 184 120 276 120 64 0 106-17 128-56z">
          <text:p/>
        </draw:path>
        <draw:polygon draw:style-name="gr7" draw:text-style-name="P2" draw:layer="layout" svg:width="0cm" svg:height="0cm" svg:x="7.062cm" svg:y="5.997cm" svg:viewBox="0 0 0 0" draw:points="0,0">
          <text:p/>
        </draw:polygon>
        <draw:path draw:style-name="gr1" draw:text-style-name="P1" draw:layer="layout" svg:width="0.57cm" svg:height="0.483cm" svg:x="6.538cm" svg:y="4.628cm" svg:viewBox="0 0 571 484" svg:d="M571 275l-21 35c-11 18-28 36-53 46l-21 32c0 14-4 28-11 39-21 40-63 57-120 57-84 0-187-47-261-114-75-70-103-148-71-201 8-10 18-21 29-28l21-35c-4-28 0-53 11-71l21-35c-32 53-4 138 74 212 77 70 187 120 275 120 60 0 106-22 127-57z">
          <text:p/>
        </draw:path>
        <draw:polygon draw:style-name="gr7" draw:text-style-name="P2" draw:layer="layout" svg:width="0cm" svg:height="0cm" svg:x="7.062cm" svg:y="5.997cm" svg:viewBox="0 0 0 0" draw:points="0,0">
          <text:p/>
        </draw:polygon>
        <draw:path draw:style-name="gr1" draw:text-style-name="P1" draw:layer="layout" svg:width="0.482cm" svg:height="0.363cm" svg:x="9.646cm" svg:y="4.734cm" svg:viewBox="0 0 483 364" svg:d="M483 251l-21 36-15 28c-21 32-63 49-116 49-81 0-184-42-251-109-71-67-99-142-67-195l14-25 21-35c7 56 56 123 127 177 75 53 163 85 237 85 25 0 50-4 71-11z">
          <text:p/>
        </draw:path>
        <draw:polygon draw:style-name="gr7" draw:text-style-name="P2" draw:layer="layout" svg:width="0cm" svg:height="0cm" svg:x="7.062cm" svg:y="5.997cm" svg:viewBox="0 0 0 0" draw:points="0,0">
          <text:p/>
        </draw:polygon>
        <draw:path draw:style-name="gr1" draw:text-style-name="P1" draw:layer="layout" svg:width="0.48cm" svg:height="0.367cm" svg:x="6.056cm" svg:y="3.869cm" svg:viewBox="0 0 481 368" svg:d="M481 251l-21 35-14 28c-21 33-64 54-117 54-81 0-184-43-251-110-70-67-95-145-67-194l14-28 22-36c10 60 56 127 130 180 71 50 159 85 233 85 26 0 50-7 71-14z">
          <text:p/>
        </draw:path>
        <draw:polygon draw:style-name="gr7" draw:text-style-name="P2" draw:layer="layout" svg:width="0cm" svg:height="0cm" svg:x="7.062cm" svg:y="5.997cm" svg:viewBox="0 0 0 0" draw:points="0,0">
          <text:p/>
        </draw:polygon>
        <draw:path draw:style-name="gr1" draw:text-style-name="P1" draw:layer="layout" svg:width="0.482cm" svg:height="0.363cm" svg:x="6.552cm" svg:y="4.734cm" svg:viewBox="0 0 483 364" svg:d="M483 251l-21 36-14 28c-23 32-65 49-118 49-81 0-183-42-250-109-71-67-99-142-67-195l14-25 21-35c11 56 56 123 131 177 70 53 158 85 232 85 25 0 51-4 72-11z">
          <text:p/>
        </draw:path>
        <draw:polygon draw:style-name="gr7" draw:text-style-name="P2" draw:layer="layout" svg:width="0cm" svg:height="0cm" svg:x="7.062cm" svg:y="5.997cm" svg:viewBox="0 0 0 0" draw:points="0,0">
          <text:p/>
        </draw:polygon>
        <draw:path draw:style-name="gr1" draw:text-style-name="P1" draw:layer="layout" svg:width="0.482cm" svg:height="0.367cm" svg:x="9.148cm" svg:y="3.869cm" svg:viewBox="0 0 483 368" svg:d="M483 251l-21 35-14 28c-21 33-60 54-116 54-82 0-185-43-252-110-70-67-99-145-67-194l14-28 21-36c7 60 57 127 131 180 71 50 160 85 234 85 24 0 49-7 70-14z">
          <text:p/>
        </draw:path>
        <draw:polygon draw:style-name="gr7" draw:text-style-name="P2" draw:layer="layout" svg:width="0cm" svg:height="0cm" svg:x="7.062cm" svg:y="5.997cm" svg:viewBox="0 0 0 0" draw:points="0,0">
          <text:p/>
        </draw:polygon>
        <draw:path draw:style-name="gr1" draw:text-style-name="P1" draw:layer="layout" svg:width="0.274cm" svg:height="0.212cm" svg:x="9.828cm" svg:y="4.659cm" svg:viewBox="0 0 275 213" svg:d="M270 182c-14 21-39 31-71 31-50 0-110-24-152-63-43-43-57-89-39-121 21-39 102-39 174 0 70 42 109 114 88 153z">
          <text:p/>
        </draw:path>
        <draw:polygon draw:style-name="gr7" draw:text-style-name="P2" draw:layer="layout" svg:width="0cm" svg:height="0cm" svg:x="7.062cm" svg:y="5.997cm" svg:viewBox="0 0 0 0" draw:points="0,0">
          <text:p/>
        </draw:polygon>
        <draw:path draw:style-name="gr1" draw:text-style-name="P1" draw:layer="layout" svg:width="0.276cm" svg:height="0.212cm" svg:x="6.734cm" svg:y="4.659cm" svg:viewBox="0 0 277 213" svg:d="M269 182c-14 21-35 31-70 31-50 0-110-24-152-63-42-43-58-89-39-121 25-39 99-39 173 0 74 42 114 114 88 153z">
          <text:p/>
        </draw:path>
        <draw:polygon draw:style-name="gr7" draw:text-style-name="P2" draw:layer="layout" svg:width="0cm" svg:height="0cm" svg:x="7.062cm" svg:y="5.997cm" svg:viewBox="0 0 0 0" draw:points="0,0">
          <text:p/>
        </draw:polygon>
        <draw:path draw:style-name="gr1" draw:text-style-name="P1" draw:layer="layout" svg:width="0.274cm" svg:height="0.216cm" svg:x="6.236cm" svg:y="3.795cm" svg:viewBox="0 0 275 217" svg:d="M270 185c-14 21-39 32-72 32-49 0-109-29-152-68-42-39-56-85-38-117 21-43 102-43 173 0 71 42 110 110 89 153z">
          <text:p/>
        </draw:path>
        <draw:polygon draw:style-name="gr7" draw:text-style-name="P2" draw:layer="layout" svg:width="0cm" svg:height="0cm" svg:x="7.062cm" svg:y="5.997cm" svg:viewBox="0 0 0 0" draw:points="0,0">
          <text:p/>
        </draw:polygon>
        <draw:path draw:style-name="gr1" draw:text-style-name="P1" draw:layer="layout" svg:width="0.274cm" svg:height="0.216cm" svg:x="9.329cm" svg:y="3.795cm" svg:viewBox="0 0 275 217" svg:d="M267 185c-11 21-35 32-67 32-49 0-109-29-153-68-42-39-56-85-42-117 25-43 107-43 177 0 71 42 110 110 85 153z">
          <text:p/>
        </draw:path>
        <draw:polygon draw:style-name="gr7" draw:text-style-name="P2" draw:layer="layout" svg:width="0cm" svg:height="0cm" svg:x="7.062cm" svg:y="5.997cm" svg:viewBox="0 0 0 0" draw:points="0,0">
          <text:p/>
        </draw:polygon>
        <draw:path draw:style-name="gr1" draw:text-style-name="P1" draw:layer="layout" svg:width="0.493cm" svg:height="0.378cm" svg:x="6.52cm" svg:y="4.769cm" svg:viewBox="0 0 494 379" svg:d="M494 247c0 14-4 28-11 39l-21 40c-21 35-60 53-120 53-46 0-102-15-155-43-68-33-125-82-156-135-36-49-39-102-18-137l18-36c7-10 17-21 28-28l-14 25c-32 53-4 127 67 194s170 110 251 110c57 0 95-18 117-54z">
          <text:p/>
        </draw:path>
        <draw:polygon draw:style-name="gr7" draw:text-style-name="P2" draw:layer="layout" svg:width="0cm" svg:height="0cm" svg:x="7.062cm" svg:y="5.997cm" svg:viewBox="0 0 0 0" draw:points="0,0">
          <text:p/>
        </draw:polygon>
        <draw:path draw:style-name="gr1" draw:text-style-name="P1" draw:layer="layout" svg:width="0.496cm" svg:height="0.381cm" svg:x="9.113cm" svg:y="3.905cm" svg:viewBox="0 0 497 382" svg:d="M497 251c0 14-7 28-14 39l-18 35c-21 36-63 57-120 57-84 0-190-46-261-113-75-71-103-148-71-202l21-35c7-15 18-25 28-32l-14 28c-32 53-3 128 68 195 67 67 166 109 251 109 53 0 95-21 113-53z">
          <text:p/>
        </draw:path>
        <draw:polygon draw:style-name="gr7" draw:text-style-name="P2" draw:layer="layout" svg:width="0cm" svg:height="0cm" svg:x="7.062cm" svg:y="5.997cm" svg:viewBox="0 0 0 0" draw:points="0,0">
          <text:p/>
        </draw:polygon>
        <draw:path draw:style-name="gr1" draw:text-style-name="P1" draw:layer="layout" svg:width="0.494cm" svg:height="0.381cm" svg:x="6.021cm" svg:y="3.905cm" svg:viewBox="0 0 495 382" svg:d="M495 251c0 14-3 28-10 39l-21 35c-18 36-64 57-117 57-88 0-190-46-265-113-71-71-99-148-71-202l21-35c7-15 18-25 28-32l-14 28c-28 53-3 128 67 195 72 67 171 109 252 109 56 0 95-21 116-53z">
          <text:p/>
        </draw:path>
        <draw:polygon draw:style-name="gr7" draw:text-style-name="P2" draw:layer="layout" svg:width="0cm" svg:height="0cm" svg:x="7.062cm" svg:y="5.997cm" svg:viewBox="0 0 0 0" draw:points="0,0">
          <text:p/>
        </draw:polygon>
        <draw:path draw:style-name="gr1" draw:text-style-name="P1" draw:layer="layout" svg:width="0.495cm" svg:height="0.378cm" svg:x="9.612cm" svg:y="4.769cm" svg:viewBox="0 0 496 379" svg:d="M496 247c0 14-4 28-11 39l-21 40c-21 35-64 53-120 53-85 0-187-46-261-114-75-71-100-149-72-201l22-36c8-10 18-21 29-28l-14 25c-33 53-4 127 67 194 67 67 169 110 250 110 53 0 95-18 113-54z">
          <text:p/>
        </draw:path>
        <draw:polygon draw:style-name="gr7" draw:text-style-name="P2" draw:layer="layout" svg:width="0cm" svg:height="0cm" svg:x="7.062cm" svg:y="5.997cm" svg:viewBox="0 0 0 0" draw:points="0,0">
          <text:p/>
        </draw:polygon>
        <draw:path draw:style-name="gr1" draw:text-style-name="P1" draw:layer="layout" svg:width="0.484cm" svg:height="0.349cm" svg:x="6.021cm" svg:y="3.937cm" svg:viewBox="0 0 485 350" svg:d="M485 258l-21 35c-22 36-64 57-120 57-85 0-187-46-261-113-72-71-100-148-72-202l22-35c-29 49 0 131 71 202 70 67 176 112 261 112 56 0 99-21 120-56z">
          <text:p/>
        </draw:path>
        <draw:polygon draw:style-name="gr7" draw:text-style-name="P2" draw:layer="layout" svg:width="0cm" svg:height="0cm" svg:x="7.062cm" svg:y="5.997cm" svg:viewBox="0 0 0 0" draw:points="0,0">
          <text:p/>
        </draw:polygon>
        <draw:path draw:style-name="gr1" draw:text-style-name="P1" draw:layer="layout" svg:width="0.484cm" svg:height="0.35cm" svg:x="9.612cm" svg:y="4.797cm" svg:viewBox="0 0 485 351" svg:d="M485 261l-21 37c-18 35-64 53-120 53-86 0-188-43-262-114s-99-149-71-201l21-36c-28 53-3 131 71 201 71 68 176 114 262 114 57 0 99-17 120-54z">
          <text:p/>
        </draw:path>
        <draw:polygon draw:style-name="gr7" draw:text-style-name="P2" draw:layer="layout" svg:width="0cm" svg:height="0cm" svg:x="7.062cm" svg:y="5.997cm" svg:viewBox="0 0 0 0" draw:points="0,0">
          <text:p/>
        </draw:polygon>
        <draw:path draw:style-name="gr1" draw:text-style-name="P1" draw:layer="layout" svg:width="0.484cm" svg:height="0.349cm" svg:x="9.115cm" svg:y="3.937cm" svg:viewBox="0 0 485 350" svg:d="M485 258l-22 35c-21 36-63 57-120 57-85 0-191-46-262-113-74-71-98-148-70-202l21-35c-32 49-3 131 71 202 70 67 176 112 262 112 56 0 98-21 120-56z">
          <text:p/>
        </draw:path>
        <draw:polygon draw:style-name="gr7" draw:text-style-name="P2" draw:layer="layout" svg:width="0cm" svg:height="0cm" svg:x="7.062cm" svg:y="5.997cm" svg:viewBox="0 0 0 0" draw:points="0,0">
          <text:p/>
        </draw:polygon>
        <draw:line draw:style-name="gr8" draw:text-style-name="P2" draw:layer="layout" svg:x1="8.382cm" svg:y1="5.556cm" svg:x2="7.581cm" svg:y2="5.556cm">
          <text:p/>
        </draw:line>
        <draw:path draw:style-name="gr8" draw:text-style-name="P2" draw:layer="layout" svg:width="0.459cm" svg:height="1.094cm" svg:x="7.955cm" svg:y="4.462cm" svg:viewBox="0 0 460 1095" svg:d="M428 1095c56-244 38-522-46-742-85-219-226-353-382-353">
          <text:p/>
        </draw:path>
        <draw:path draw:style-name="gr8" draw:text-style-name="P2" draw:layer="layout" svg:width="0.46cm" svg:height="1.094cm" svg:x="7.154cm" svg:y="4.462cm" svg:viewBox="0 0 461 1095" svg:d="M427 1095c57-244 43-522-46-742-85-219-226-353-381-353">
          <text:p/>
        </draw:path>
        <draw:path draw:style-name="gr8" draw:text-style-name="P2" draw:layer="layout" svg:width="0.258cm" svg:height="0.141cm" svg:x="6.896cm" svg:y="4.462cm" svg:viewBox="0 0 259 142" svg:d="M259 0c-93 0-181 50-259 142">
          <text:p/>
        </draw:path>
        <draw:path draw:style-name="gr8" draw:text-style-name="P2" draw:layer="layout" svg:width="0.018cm" svg:height="0.381cm" svg:x="6.697cm" svg:y="5.104cm" svg:viewBox="0 0 19 382" svg:d="M9 0c-15 128-12 262 10 382">
          <text:p/>
        </draw:path>
        <draw:line draw:style-name="gr8" draw:text-style-name="P2" draw:layer="layout" svg:x1="8.382cm" svg:y1="5.556cm" svg:x2="9.363cm" svg:y2="7.254cm">
          <text:p/>
        </draw:line>
        <draw:line draw:style-name="gr8" draw:text-style-name="P2" draw:layer="layout" svg:x1="7.581cm" svg:y1="5.556cm" svg:x2="7.663cm" svg:y2="5.698cm">
          <text:p/>
        </draw:line>
        <draw:line draw:style-name="gr8" draw:text-style-name="P2" draw:layer="layout" svg:x1="9.359cm" svg:y1="7.253cm" svg:x2="8.558cm" svg:y2="7.253cm">
          <text:p/>
        </draw:line>
        <draw:line draw:style-name="gr8" draw:text-style-name="P2" draw:layer="layout" svg:x1="7.662cm" svg:y1="5.697cm" svg:x2="8.562cm" svg:y2="7.254cm">
          <text:p/>
        </draw:line>
        <draw:path draw:style-name="gr8" draw:text-style-name="P2" draw:layer="layout" svg:width="0.113cm" svg:height="0.053cm" svg:x="8.032cm" svg:y="5.852cm" svg:viewBox="0 0 114 54" svg:d="M114 0c-54 0-93 21-114 54">
          <text:p/>
        </draw:path>
        <draw:path draw:style-name="gr8" draw:text-style-name="P2" draw:layer="layout" svg:width="0.43cm" svg:height="0.291cm" svg:x="8.022cm" svg:y="5.901cm" svg:viewBox="0 0 431 292" svg:d="M10 0c-35 72 25 178 141 245 113 63 241 63 280 0">
          <text:p/>
        </draw:path>
        <draw:path draw:style-name="gr8" draw:text-style-name="P2" draw:layer="layout" svg:width="0.317cm" svg:height="0.293cm" svg:x="8.145cm" svg:y="5.852cm" svg:viewBox="0 0 318 294" svg:d="M308 294c25-49 0-124-67-188-68-64-163-106-241-106">
          <text:p/>
        </draw:path>
        <draw:path draw:style-name="gr8" draw:text-style-name="P2" draw:layer="layout" svg:width="0.11cm" svg:height="0.05cm" svg:x="8.533cm" svg:y="6.716cm" svg:viewBox="0 0 111 51" svg:d="M111 0c-53 0-93 18-111 51">
          <text:p/>
        </draw:path>
        <draw:path draw:style-name="gr8" draw:text-style-name="P2" draw:layer="layout" svg:width="0.428cm" svg:height="0.29cm" svg:x="8.522cm" svg:y="6.766cm" svg:viewBox="0 0 429 291" svg:d="M12 0c-39 68 21 174 138 241s241 67 279 0">
          <text:p/>
        </draw:path>
        <draw:path draw:style-name="gr8" draw:text-style-name="P2" draw:layer="layout" svg:width="0.317cm" svg:height="0.29cm" svg:x="8.643cm" svg:y="6.716cm" svg:viewBox="0 0 318 291" svg:d="M307 291c29-50 0-120-67-184-67-68-162-107-240-107">
          <text:p/>
        </draw:path>
        <draw:line draw:style-name="gr8" draw:text-style-name="P2" draw:layer="layout" svg:x1="8.946cm" svg:y1="7.965cm" svg:x2="8.149cm" svg:y2="7.965cm">
          <text:p/>
        </draw:line>
        <draw:line draw:style-name="gr8" draw:text-style-name="P2" draw:layer="layout" svg:x1="6.841cm" svg:y1="5.698cm" svg:x2="6.716cm" svg:y2="5.485cm">
          <text:p/>
        </draw:line>
        <draw:line draw:style-name="gr8" draw:text-style-name="P2" draw:layer="layout" svg:x1="9.363cm" svg:y1="7.253cm" svg:x2="8.946cm" svg:y2="7.97cm">
          <text:p/>
        </draw:line>
        <draw:path draw:style-name="gr8" draw:text-style-name="P2" draw:layer="layout" svg:width="0.192cm" svg:height="0.564cm" svg:x="7.154cm" svg:y="4.928cm" svg:viewBox="0 0 193 565" svg:d="M135 565c56-95 75-237 42-361-28-123-99-204-177-204">
          <text:p/>
        </draw:path>
        <draw:path draw:style-name="gr8" draw:text-style-name="P2" draw:layer="layout" svg:width="0.191cm" svg:height="0.66cm" svg:x="6.963cm" svg:y="4.928cm" svg:viewBox="0 0 192 661" svg:d="M192 0c-107 0-192 149-192 332 0 180 85 329 192 329">
          <text:p/>
        </draw:path>
        <draw:path draw:style-name="gr8" draw:text-style-name="P2" draw:layer="layout" svg:width="0.137cm" svg:height="0.096cm" svg:x="7.154cm" svg:y="5.492cm" svg:viewBox="0 0 138 97" svg:d="M0 97c54 0 103-37 138-97">
          <text:p/>
        </draw:path>
        <draw:line draw:style-name="gr8" draw:text-style-name="P2" draw:layer="layout" svg:x1="8.562cm" svg:y1="7.253cm" svg:x2="8.149cm" svg:y2="7.97cm">
          <text:p/>
        </draw:line>
        <draw:line draw:style-name="gr8" draw:text-style-name="P2" draw:layer="layout" svg:x1="7.662cm" svg:y1="5.697cm" svg:x2="5.351cm" svg:y2="5.697cm">
          <text:p/>
        </draw:line>
        <draw:line draw:style-name="gr8" draw:text-style-name="P2" draw:layer="layout" svg:x1="6.252cm" svg:y1="7.254cm" svg:x2="5.351cm" svg:y2="5.697cm">
          <text:p/>
        </draw:line>
        <draw:line draw:style-name="gr8" draw:text-style-name="P2" draw:layer="layout" svg:x1="8.558cm" svg:y1="7.253cm" svg:x2="6.251cm" svg:y2="7.253cm">
          <text:p/>
        </draw:line>
        <draw:line draw:style-name="gr8" draw:text-style-name="P2" draw:layer="layout" svg:x1="8.149cm" svg:y1="7.965cm" svg:x2="5.838cm" svg:y2="7.965cm">
          <text:p/>
        </draw:line>
        <draw:line draw:style-name="gr8" draw:text-style-name="P2" draw:layer="layout" svg:x1="5.838cm" svg:y1="7.97cm" svg:x2="6.252cm" svg:y2="7.253cm">
          <text:p/>
        </draw:line>
        <draw:line draw:style-name="gr8" draw:text-style-name="P2" draw:layer="layout" svg:x1="6.251cm" svg:y1="7.253cm" svg:x2="5.45cm" svg:y2="7.253cm">
          <text:p/>
        </draw:line>
        <draw:line draw:style-name="gr8" draw:text-style-name="P2" draw:layer="layout" svg:x1="5.451cm" svg:y1="7.254cm" svg:x2="4.469cm" svg:y2="5.556cm">
          <text:p/>
        </draw:line>
        <draw:line draw:style-name="gr8" draw:text-style-name="P2" draw:layer="layout" svg:x1="5.356cm" svg:y1="5.698cm" svg:x2="5.27cm" svg:y2="5.556cm">
          <text:p/>
        </draw:line>
        <draw:line draw:style-name="gr8" draw:text-style-name="P2" draw:layer="layout" svg:x1="5.27cm" svg:y1="5.556cm" svg:x2="4.469cm" svg:y2="5.556cm">
          <text:p/>
        </draw:line>
        <draw:path draw:style-name="gr8" draw:text-style-name="P2" draw:layer="layout" svg:width="0.109cm" svg:height="0.053cm" svg:x="4.942cm" svg:y="5.852cm" svg:viewBox="0 0 110 54" svg:d="M110 0c-53 0-91 21-110 54">
          <text:p/>
        </draw:path>
        <draw:path draw:style-name="gr8" draw:text-style-name="P2" draw:layer="layout" svg:width="0.428cm" svg:height="0.291cm" svg:x="4.93cm" svg:y="5.901cm" svg:viewBox="0 0 429 292" svg:d="M12 0c-40 72 21 178 138 245 112 63 236 63 279 0">
          <text:p/>
        </draw:path>
        <draw:path draw:style-name="gr8" draw:text-style-name="P2" draw:layer="layout" svg:width="0.318cm" svg:height="0.293cm" svg:x="5.051cm" svg:y="5.852cm" svg:viewBox="0 0 319 294" svg:d="M308 294c28-49 0-124-67-188-68-64-163-106-241-106">
          <text:p/>
        </draw:path>
        <draw:path draw:style-name="gr8" draw:text-style-name="P2" draw:layer="layout" svg:width="0.11cm" svg:height="0.05cm" svg:x="5.439cm" svg:y="6.716cm" svg:viewBox="0 0 111 51" svg:d="M111 0c-54 0-93 18-111 51">
          <text:p/>
        </draw:path>
        <draw:path draw:style-name="gr8" draw:text-style-name="P2" draw:layer="layout" svg:width="0.428cm" svg:height="0.29cm" svg:x="5.428cm" svg:y="6.766cm" svg:viewBox="0 0 429 291" svg:d="M11 0c-38 68 25 174 138 241s241 67 280 0">
          <text:p/>
        </draw:path>
        <draw:path draw:style-name="gr8" draw:text-style-name="P2" draw:layer="layout" svg:width="0.319cm" svg:height="0.29cm" svg:x="5.549cm" svg:y="6.716cm" svg:viewBox="0 0 320 291" svg:d="M308 291c29-50 3-120-67-184-67-68-163-107-241-107">
          <text:p/>
        </draw:path>
        <draw:line draw:style-name="gr8" draw:text-style-name="P2" draw:layer="layout" svg:x1="5.838cm" svg:y1="7.965cm" svg:x2="5.037cm" svg:y2="7.965cm">
          <text:p/>
        </draw:line>
        <draw:line draw:style-name="gr8" draw:text-style-name="P2" draw:layer="layout" svg:x1="5.042cm" svg:y1="7.97cm" svg:x2="3.605cm" svg:y2="5.485cm">
          <text:p/>
        </draw:line>
        <draw:path draw:style-name="gr8" draw:text-style-name="P2" draw:layer="layout" svg:width="0.458cm" svg:height="1.094cm" svg:x="4.847cm" svg:y="4.462cm" svg:viewBox="0 0 459 1095" svg:d="M424 1095c60-244 42-522-47-742-85-219-226-353-377-353">
          <text:p/>
        </draw:path>
        <draw:line draw:style-name="gr8" draw:text-style-name="P2" draw:layer="layout" svg:x1="5.037cm" svg:y1="7.97cm" svg:x2="5.451cm" svg:y2="7.253cm">
          <text:p/>
        </draw:line>
        <draw:path draw:style-name="gr8" draw:text-style-name="P2" draw:layer="layout" svg:width="0.46cm" svg:height="1.094cm" svg:x="4.046cm" svg:y="4.462cm" svg:viewBox="0 0 461 1095" svg:d="M428 1095c56-244 39-522-46-742-86-219-230-353-382-353">
          <text:p/>
        </draw:path>
        <draw:path draw:style-name="gr8" draw:text-style-name="P2" draw:layer="layout" svg:width="0.459cm" svg:height="1.023cm" svg:x="3.588cm" svg:y="4.462cm" svg:viewBox="0 0 460 1024" svg:d="M460 0c-145 0-283 120-368 322-88 201-113 462-74 702">
          <text:p/>
        </draw:path>
        <draw:path draw:style-name="gr8" draw:text-style-name="P2" draw:layer="layout" svg:width="0.19cm" svg:height="0.564cm" svg:x="4.046cm" svg:y="4.928cm" svg:viewBox="0 0 191 565" svg:d="M135 565c56-95 70-237 42-361-28-123-99-204-177-204">
          <text:p/>
        </draw:path>
        <draw:path draw:style-name="gr8" draw:text-style-name="P2" draw:layer="layout" svg:width="0.191cm" svg:height="0.66cm" svg:x="3.855cm" svg:y="4.928cm" svg:viewBox="0 0 192 661" svg:d="M192 0c-106 0-192 149-192 332 0 180 86 329 192 329">
          <text:p/>
        </draw:path>
        <draw:path draw:style-name="gr8" draw:text-style-name="P2" draw:layer="layout" svg:width="0.134cm" svg:height="0.096cm" svg:x="4.046cm" svg:y="5.492cm" svg:viewBox="0 0 135 97" svg:d="M0 97c50 0 100-37 135-97">
          <text:p/>
        </draw:path>
        <draw:path draw:style-name="gr8" draw:text-style-name="P2" draw:layer="layout" svg:width="0.198cm" svg:height="0.184cm" svg:x="6.236cm" svg:y="3.827cm" svg:viewBox="0 0 199 185" svg:d="M199 185c-50 0-110-29-153-67-42-40-56-86-38-118">
          <text:p/>
        </draw:path>
        <draw:path draw:style-name="gr8" draw:text-style-name="P2" draw:layer="layout" svg:width="0.268cm" svg:height="0.184cm" svg:x="6.244cm" svg:y="3.795cm" svg:viewBox="0 0 269 185" svg:d="M0 32c24-43 103-43 174 0 70 42 112 111 88 153">
          <text:p/>
        </draw:path>
        <draw:path draw:style-name="gr8" draw:text-style-name="P2" draw:layer="layout" svg:width="0.071cm" svg:height="0.032cm" svg:x="6.434cm" svg:y="3.979cm" svg:viewBox="0 0 72 33" svg:d="M72 0c-14 22-40 33-72 33">
          <text:p/>
        </draw:path>
        <draw:path draw:style-name="gr8" draw:text-style-name="P2" draw:layer="layout" svg:width="0.365cm" svg:height="0.335cm" svg:x="6.122cm" svg:y="3.764cm" svg:viewBox="0 0 366 336" svg:d="M366 336c-92 0-202-50-280-120-77-74-105-160-74-216">
          <text:p/>
        </draw:path>
        <draw:path draw:style-name="gr8" draw:text-style-name="P2" draw:layer="layout" svg:width="0.49cm" svg:height="0.331cm" svg:x="6.134cm" svg:y="3.708cm" svg:viewBox="0 0 491 332" svg:d="M0 56c46-75 187-75 318 0 130 78 205 202 160 276">
          <text:p/>
        </draw:path>
        <draw:path draw:style-name="gr8" draw:text-style-name="P2" draw:layer="layout" svg:width="0.127cm" svg:height="0.06cm" svg:x="6.484cm" svg:y="4.039cm" svg:viewBox="0 0 128 61" svg:d="M128 0c-22 40-67 61-128 61">
          <text:p/>
        </draw:path>
        <draw:path draw:style-name="gr8" draw:text-style-name="P2" draw:layer="layout" svg:width="0.366cm" svg:height="0.335cm" svg:x="6.1cm" svg:y="3.799cm" svg:viewBox="0 0 367 336" svg:d="M367 336c-93 0-202-49-280-120-77-74-106-159-74-216">
          <text:p/>
        </draw:path>
        <draw:path draw:style-name="gr8" draw:text-style-name="P2" draw:layer="layout" svg:width="0.127cm" svg:height="0.06cm" svg:x="6.466cm" svg:y="4.074cm" svg:viewBox="0 0 128 61" svg:d="M128 0c-21 40-72 61-128 61">
          <text:p/>
        </draw:path>
        <draw:path draw:style-name="gr8" draw:text-style-name="P2" draw:layer="layout" svg:width="0.329cm" svg:height="0.303cm" svg:x="6.056cm" svg:y="3.933cm" svg:viewBox="0 0 330 304" svg:d="M330 304c-81 0-180-42-251-109-71-68-96-146-68-195">
          <text:p/>
        </draw:path>
        <draw:path draw:style-name="gr8" draw:text-style-name="P2" draw:layer="layout" svg:width="0.116cm" svg:height="0.053cm" svg:x="6.385cm" svg:y="4.183cm" svg:viewBox="0 0 117 54" svg:d="M117 0c-21 33-64 54-117 54">
          <text:p/>
        </draw:path>
        <draw:path draw:style-name="gr8" draw:text-style-name="P2" draw:layer="layout" svg:width="0.343cm" svg:height="0.313cm" svg:x="6.042cm" svg:y="3.937cm" svg:viewBox="0 0 344 314" svg:d="M344 314c-86 0-192-46-262-117-71-67-99-148-71-197">
          <text:p/>
        </draw:path>
        <draw:path draw:style-name="gr8" draw:text-style-name="P2" draw:layer="layout" svg:width="0.032cm" svg:height="0.032cm" svg:x="6.053cm" svg:y="3.905cm" svg:viewBox="0 0 33 33" svg:d="M0 33c7-11 19-26 33-33">
          <text:p/>
        </draw:path>
        <draw:path draw:style-name="gr8" draw:text-style-name="P2" draw:layer="layout" svg:width="0.01cm" svg:height="0.039cm" svg:x="6.505cm" svg:y="4.155cm" svg:viewBox="0 0 11 40" svg:d="M11 0c0 15-4 29-11 40">
          <text:p/>
        </draw:path>
        <draw:path draw:style-name="gr8" draw:text-style-name="P2" draw:layer="layout" svg:width="0.12cm" svg:height="0.056cm" svg:x="6.385cm" svg:y="4.194cm" svg:viewBox="0 0 121 57" svg:d="M121 0c-22 36-65 57-121 57">
          <text:p/>
        </draw:path>
        <draw:path draw:style-name="gr8" draw:text-style-name="P2" draw:layer="layout" svg:width="0.346cm" svg:height="0.314cm" svg:x="6.021cm" svg:y="3.972cm" svg:viewBox="0 0 347 315" svg:d="M347 315c-88 0-190-46-264-118-72-67-100-148-72-197">
          <text:p/>
        </draw:path>
        <draw:path draw:style-name="gr8" draw:text-style-name="P2" draw:layer="layout" svg:width="0.12cm" svg:height="0.057cm" svg:x="6.364cm" svg:y="4.229cm" svg:viewBox="0 0 121 58" svg:d="M121 0c-18 36-64 58-121 58">
          <text:p/>
        </draw:path>
        <draw:path draw:style-name="gr8" draw:text-style-name="P2" draw:layer="layout" svg:width="0.198cm" svg:height="0.183cm" svg:x="6.734cm" svg:y="4.688cm" svg:viewBox="0 0 199 184" svg:d="M199 184c-50 0-110-25-153-64-42-42-57-88-39-120">
          <text:p/>
        </draw:path>
        <draw:path draw:style-name="gr8" draw:text-style-name="P2" draw:layer="layout" svg:width="0.269cm" svg:height="0.181cm" svg:x="6.741cm" svg:y="4.659cm" svg:viewBox="0 0 270 182" svg:d="M0 29c25-39 103-39 174 0 74 42 113 114 88 153">
          <text:p/>
        </draw:path>
        <draw:path draw:style-name="gr8" draw:text-style-name="P2" draw:layer="layout" svg:width="0.07cm" svg:height="0.031cm" svg:x="6.932cm" svg:y="4.84cm" svg:viewBox="0 0 71 32" svg:d="M71 0c-14 22-40 32-71 32">
          <text:p/>
        </draw:path>
        <draw:path draw:style-name="gr8" draw:text-style-name="P2" draw:layer="layout" svg:width="0.366cm" svg:height="0.332cm" svg:x="6.619cm" svg:y="4.628cm" svg:viewBox="0 0 367 333" svg:d="M367 333c-92 0-202-46-280-120-78-75-106-160-74-213">
          <text:p/>
        </draw:path>
        <draw:path draw:style-name="gr8" draw:text-style-name="P2" draw:layer="layout" svg:width="0.49cm" svg:height="0.334cm" svg:x="6.632cm" svg:y="4.57cm" svg:viewBox="0 0 491 335" svg:d="M0 59c46-79 187-79 317 0 131 74 206 202 160 276">
          <text:p/>
        </draw:path>
        <draw:path draw:style-name="gr8" draw:text-style-name="P2" draw:layer="layout" svg:width="0.127cm" svg:height="0.057cm" svg:x="6.981cm" svg:y="4.903cm" svg:viewBox="0 0 128 58" svg:d="M128 0c-21 35-68 58-128 58">
          <text:p/>
        </draw:path>
        <draw:path draw:style-name="gr8" draw:text-style-name="P2" draw:layer="layout" svg:width="0.363cm" svg:height="0.332cm" svg:x="6.6cm" svg:y="4.663cm" svg:viewBox="0 0 364 333" svg:d="M364 333c-88 0-197-46-276-120-77-74-109-156-74-213">
          <text:p/>
        </draw:path>
        <draw:path draw:style-name="gr8" draw:text-style-name="P2" draw:layer="layout" svg:width="0.124cm" svg:height="0.057cm" svg:x="6.963cm" svg:y="4.938cm" svg:viewBox="0 0 125 58" svg:d="M125 0c-19 37-68 58-125 58">
          <text:p/>
        </draw:path>
        <draw:path draw:style-name="gr8" draw:text-style-name="P2" draw:layer="layout" svg:width="0.33cm" svg:height="0.303cm" svg:x="6.552cm" svg:y="4.794cm" svg:viewBox="0 0 331 304" svg:d="M331 304c-81 0-184-42-251-110-71-67-99-141-67-194">
          <text:p/>
        </draw:path>
        <draw:path draw:style-name="gr8" draw:text-style-name="P2" draw:layer="layout" svg:width="0.117cm" svg:height="0.053cm" svg:x="6.882cm" svg:y="5.044cm" svg:viewBox="0 0 118 54" svg:d="M118 0c-22 37-60 54-118 54">
          <text:p/>
        </draw:path>
        <draw:path draw:style-name="gr8" draw:text-style-name="P2" draw:layer="layout" svg:width="0.343cm" svg:height="0.314cm" svg:x="6.539cm" svg:y="4.797cm" svg:viewBox="0 0 344 315" svg:d="M344 315c-84 0-187-46-262-113-74-70-99-149-70-202">
          <text:p/>
        </draw:path>
        <draw:path draw:style-name="gr8" draw:text-style-name="P2" draw:layer="layout" svg:width="0.031cm" svg:height="0.028cm" svg:x="6.551cm" svg:y="4.769cm" svg:viewBox="0 0 32 29" svg:d="M0 29c8-10 18-21 32-29">
          <text:p/>
        </draw:path>
        <draw:path draw:style-name="gr8" draw:text-style-name="P2" draw:layer="layout" svg:width="0.011cm" svg:height="0.042cm" svg:x="7.002cm" svg:y="5.016cm" svg:viewBox="0 0 12 43" svg:d="M12 0c0 15-4 29-12 43">
          <text:p/>
        </draw:path>
        <draw:path draw:style-name="gr8" draw:text-style-name="P2" draw:layer="layout" svg:width="0.12cm" svg:height="0.056cm" svg:x="6.882cm" svg:y="5.055cm" svg:viewBox="0 0 121 57" svg:d="M121 0c-21 40-64 57-121 57">
          <text:p/>
        </draw:path>
        <draw:path draw:style-name="gr8" draw:text-style-name="P2" draw:layer="layout" svg:width="0.341cm" svg:height="0.314cm" svg:x="6.52cm" svg:y="4.833cm" svg:viewBox="0 0 342 315" svg:d="M342 315c-85 0-187-43-262-113-71-67-99-149-67-202">
          <text:p/>
        </draw:path>
        <draw:path draw:style-name="gr8" draw:text-style-name="P2" draw:layer="layout" svg:width="0.12cm" svg:height="0.053cm" svg:x="6.861cm" svg:y="5.094cm" svg:viewBox="0 0 121 54" svg:d="M121 0c-22 36-61 54-121 54">
          <text:p/>
        </draw:path>
        <draw:path draw:style-name="gr8" draw:text-style-name="P2" draw:layer="layout" svg:width="0.199cm" svg:height="0.184cm" svg:x="9.329cm" svg:y="3.827cm" svg:viewBox="0 0 200 185" svg:d="M200 185c-49 0-110-29-153-67-42-40-56-86-42-118">
          <text:p/>
        </draw:path>
        <draw:path draw:style-name="gr8" draw:text-style-name="P2" draw:layer="layout" svg:width="0.269cm" svg:height="0.184cm" svg:x="9.334cm" svg:y="3.795cm" svg:viewBox="0 0 270 185" svg:d="M0 32c25-43 102-43 176 0 72 42 111 111 86 153">
          <text:p/>
        </draw:path>
        <draw:path draw:style-name="gr8" draw:text-style-name="P2" draw:layer="layout" svg:width="0.067cm" svg:height="0.032cm" svg:x="9.528cm" svg:y="3.979cm" svg:viewBox="0 0 68 33" svg:d="M68 0c-11 22-35 33-68 33">
          <text:p/>
        </draw:path>
        <draw:path draw:style-name="gr8" draw:text-style-name="P2" draw:layer="layout" svg:width="0.362cm" svg:height="0.335cm" svg:x="9.215cm" svg:y="3.764cm" svg:viewBox="0 0 363 336" svg:d="M363 336c-89 0-198-50-276-120-77-74-107-160-74-216">
          <text:p/>
        </draw:path>
        <draw:path draw:style-name="gr8" draw:text-style-name="P2" draw:layer="layout" svg:width="0.489cm" svg:height="0.331cm" svg:x="9.228cm" svg:y="3.708cm" svg:viewBox="0 0 490 332" svg:d="M0 56c43-75 187-75 319 0 130 78 201 202 158 276">
          <text:p/>
        </draw:path>
        <draw:path draw:style-name="gr8" draw:text-style-name="P2" draw:layer="layout" svg:width="0.127cm" svg:height="0.06cm" svg:x="9.577cm" svg:y="4.039cm" svg:viewBox="0 0 128 61" svg:d="M128 0c-21 40-67 61-128 61">
          <text:p/>
        </draw:path>
        <draw:path draw:style-name="gr8" draw:text-style-name="P2" draw:layer="layout" svg:width="0.366cm" svg:height="0.335cm" svg:x="9.194cm" svg:y="3.799cm" svg:viewBox="0 0 367 336" svg:d="M367 336c-92 0-201-49-280-120-78-74-106-159-74-216">
          <text:p/>
        </draw:path>
        <draw:path draw:style-name="gr8" draw:text-style-name="P2" draw:layer="layout" svg:width="0.127cm" svg:height="0.06cm" svg:x="9.556cm" svg:y="4.074cm" svg:viewBox="0 0 128 61" svg:d="M128 0c-21 40-63 61-128 61">
          <text:p/>
        </draw:path>
        <draw:path draw:style-name="gr8" draw:text-style-name="P2" draw:layer="layout" svg:width="0.331cm" svg:height="0.303cm" svg:x="9.148cm" svg:y="3.933cm" svg:viewBox="0 0 332 304" svg:d="M332 304c-86 0-185-42-252-109-70-68-99-146-67-195">
          <text:p/>
        </draw:path>
        <draw:path draw:style-name="gr8" draw:text-style-name="P2" draw:layer="layout" svg:width="0.116cm" svg:height="0.053cm" svg:x="9.479cm" svg:y="4.183cm" svg:viewBox="0 0 117 54" svg:d="M117 0c-21 33-61 54-117 54">
          <text:p/>
        </draw:path>
        <draw:path draw:style-name="gr8" draw:text-style-name="P2" draw:layer="layout" svg:width="0.343cm" svg:height="0.313cm" svg:x="9.136cm" svg:y="3.937cm" svg:viewBox="0 0 344 314" svg:d="M344 314c-86 0-188-46-262-117-71-67-99-148-71-197">
          <text:p/>
        </draw:path>
        <draw:path draw:style-name="gr8" draw:text-style-name="P2" draw:layer="layout" svg:width="0.028cm" svg:height="0.032cm" svg:x="9.147cm" svg:y="3.905cm" svg:viewBox="0 0 29 33" svg:d="M0 33c7-11 18-26 29-33">
          <text:p/>
        </draw:path>
        <draw:path draw:style-name="gr8" draw:text-style-name="P2" draw:layer="layout" svg:width="0.014cm" svg:height="0.039cm" svg:x="9.595cm" svg:y="4.155cm" svg:viewBox="0 0 15 40" svg:d="M15 0c0 15-3 29-15 40">
          <text:p/>
        </draw:path>
        <draw:path draw:style-name="gr8" draw:text-style-name="P2" draw:layer="layout" svg:width="0.12cm" svg:height="0.056cm" svg:x="9.479cm" svg:y="4.194cm" svg:viewBox="0 0 121 57" svg:d="M121 0c-23 36-65 57-121 57">
          <text:p/>
        </draw:path>
        <draw:path draw:style-name="gr8" draw:text-style-name="P2" draw:layer="layout" svg:width="0.342cm" svg:height="0.314cm" svg:x="9.115cm" svg:y="3.972cm" svg:viewBox="0 0 343 315" svg:d="M343 315c-85 0-191-46-262-118-74-67-98-148-70-197">
          <text:p/>
        </draw:path>
        <draw:path draw:style-name="gr8" draw:text-style-name="P2" draw:layer="layout" svg:width="0.12cm" svg:height="0.057cm" svg:x="9.457cm" svg:y="4.229cm" svg:viewBox="0 0 121 58" svg:d="M121 0c-21 36-63 58-121 58">
          <text:p/>
        </draw:path>
        <draw:path draw:style-name="gr8" draw:text-style-name="P2" draw:layer="layout" svg:width="0.198cm" svg:height="0.183cm" svg:x="9.828cm" svg:y="4.688cm" svg:viewBox="0 0 199 184" svg:d="M199 184c-49 0-110-25-152-64-43-42-57-88-39-120">
          <text:p/>
        </draw:path>
        <draw:path draw:style-name="gr8" draw:text-style-name="P2" draw:layer="layout" svg:width="0.267cm" svg:height="0.181cm" svg:x="9.835cm" svg:y="4.659cm" svg:viewBox="0 0 268 182" svg:d="M0 29c21-39 102-39 174 0 70 42 109 114 88 153">
          <text:p/>
        </draw:path>
        <draw:path draw:style-name="gr8" draw:text-style-name="P2" draw:layer="layout" svg:width="0.071cm" svg:height="0.031cm" svg:x="10.025cm" svg:y="4.84cm" svg:viewBox="0 0 72 32" svg:d="M72 0c-14 22-39 32-72 32">
          <text:p/>
        </draw:path>
        <draw:path draw:style-name="gr8" draw:text-style-name="P2" draw:layer="layout" svg:width="0.362cm" svg:height="0.332cm" svg:x="9.713cm" svg:y="4.628cm" svg:viewBox="0 0 363 333" svg:d="M363 333c-88 0-202-46-276-120-78-75-106-160-74-213">
          <text:p/>
        </draw:path>
        <draw:path draw:style-name="gr8" draw:text-style-name="P2" draw:layer="layout" svg:width="0.49cm" svg:height="0.334cm" svg:x="9.726cm" svg:y="4.57cm" svg:viewBox="0 0 491 335" svg:d="M0 59c42-79 187-79 317 0 135 74 206 202 160 276">
          <text:p/>
        </draw:path>
        <draw:path draw:style-name="gr8" draw:text-style-name="P2" draw:layer="layout" svg:width="0.127cm" svg:height="0.057cm" svg:x="10.075cm" svg:y="4.903cm" svg:viewBox="0 0 128 58" svg:d="M128 0c-21 35-68 58-128 58">
          <text:p/>
        </draw:path>
        <draw:path draw:style-name="gr8" draw:text-style-name="P2" draw:layer="layout" svg:width="0.365cm" svg:height="0.332cm" svg:x="9.692cm" svg:y="4.663cm" svg:viewBox="0 0 366 333" svg:d="M366 333c-93 0-202-46-279-120-78-74-106-156-75-213">
          <text:p/>
        </draw:path>
        <draw:path draw:style-name="gr8" draw:text-style-name="P2" draw:layer="layout" svg:width="0.127cm" svg:height="0.057cm" svg:x="10.057cm" svg:y="4.938cm" svg:viewBox="0 0 128 58" svg:d="M128 0c-21 37-68 58-128 58">
          <text:p/>
        </draw:path>
        <draw:path draw:style-name="gr8" draw:text-style-name="P2" draw:layer="layout" svg:width="0.33cm" svg:height="0.303cm" svg:x="9.646cm" svg:y="4.794cm" svg:viewBox="0 0 331 304" svg:d="M331 304c-81 0-180-42-251-110-71-67-99-141-67-194">
          <text:p/>
        </draw:path>
        <draw:path draw:style-name="gr8" draw:text-style-name="P2" draw:layer="layout" svg:width="0.116cm" svg:height="0.053cm" svg:x="9.976cm" svg:y="5.044cm" svg:viewBox="0 0 117 54" svg:d="M117 0c-21 37-64 54-117 54">
          <text:p/>
        </draw:path>
        <draw:path draw:style-name="gr8" draw:text-style-name="P2" draw:layer="layout" svg:width="0.343cm" svg:height="0.314cm" svg:x="9.633cm" svg:y="4.797cm" svg:viewBox="0 0 344 315" svg:d="M344 315c-85 0-187-46-262-113-74-70-99-149-71-202">
          <text:p/>
        </draw:path>
        <draw:path draw:style-name="gr8" draw:text-style-name="P2" draw:layer="layout" svg:width="0.032cm" svg:height="0.028cm" svg:x="9.644cm" svg:y="4.769cm" svg:viewBox="0 0 33 29" svg:d="M0 29c8-10 19-21 33-29">
          <text:p/>
        </draw:path>
        <draw:path draw:style-name="gr8" draw:text-style-name="P2" draw:layer="layout" svg:width="0.011cm" svg:height="0.042cm" svg:x="10.096cm" svg:y="5.016cm" svg:viewBox="0 0 12 43" svg:d="M12 0c0 15-5 29-12 43">
          <text:p/>
        </draw:path>
        <draw:path draw:style-name="gr8" draw:text-style-name="P2" draw:layer="layout" svg:width="0.12cm" svg:height="0.056cm" svg:x="9.976cm" svg:y="5.055cm" svg:viewBox="0 0 121 57" svg:d="M121 0c-21 40-64 57-121 57">
          <text:p/>
        </draw:path>
        <draw:path draw:style-name="gr8" draw:text-style-name="P2" draw:layer="layout" svg:width="0.343cm" svg:height="0.314cm" svg:x="9.612cm" svg:y="4.833cm" svg:viewBox="0 0 344 315" svg:d="M344 315c-85 0-187-43-262-113-74-67-99-149-71-202">
          <text:p/>
        </draw:path>
        <draw:path draw:style-name="gr8" draw:text-style-name="P2" draw:layer="layout" svg:width="0.12cm" svg:height="0.053cm" svg:x="9.955cm" svg:y="5.094cm" svg:viewBox="0 0 121 54" svg:d="M121 0c-18 36-65 54-121 54">
          <text:p/>
        </draw:path>
        <draw:line draw:style-name="gr8" draw:text-style-name="P2" draw:layer="layout" svg:x1="7.154cm" svg:y1="4.462cm" svg:x2="7.955cm" svg:y2="4.462cm">
          <text:p/>
        </draw:line>
        <draw:line draw:style-name="gr8" draw:text-style-name="P2" draw:layer="layout" svg:x1="4.046cm" svg:y1="4.462cm" svg:x2="4.847cm" svg:y2="4.462cm">
          <text:p/>
        </draw:line>
        <draw:line draw:style-name="gr8" draw:text-style-name="P2" draw:layer="layout" svg:x1="6.612cm" svg:y1="4.039cm" svg:x2="6.589cm" svg:y2="4.079cm">
          <text:p/>
        </draw:line>
        <draw:line draw:style-name="gr8" draw:text-style-name="P2" draw:layer="layout" svg:x1="6.135cm" svg:y1="3.764cm" svg:x2="6.113cm" svg:y2="3.803cm">
          <text:p/>
        </draw:line>
        <draw:line draw:style-name="gr8" draw:text-style-name="P2" draw:layer="layout" svg:x1="6.537cm" svg:y1="4.12cm" svg:x2="6.501cm" svg:y2="4.184cm">
          <text:p/>
        </draw:line>
        <draw:line draw:style-name="gr8" draw:text-style-name="P2" draw:layer="layout" svg:x1="6.104cm" svg:y1="3.869cm" svg:x2="6.067cm" svg:y2="3.934cm">
          <text:p/>
        </draw:line>
        <draw:line draw:style-name="gr8" draw:text-style-name="P2" draw:layer="layout" svg:x1="6.506cm" svg:y1="4.194cm" svg:x2="6.484cm" svg:y2="4.23cm">
          <text:p/>
        </draw:line>
        <draw:line draw:style-name="gr8" draw:text-style-name="P2" draw:layer="layout" svg:x1="6.054cm" svg:y1="3.937cm" svg:x2="6.032cm" svg:y2="3.973cm">
          <text:p/>
        </draw:line>
        <draw:line draw:style-name="gr8" draw:text-style-name="P2" draw:layer="layout" svg:x1="7.109cm" svg:y1="4.903cm" svg:x2="7.087cm" svg:y2="4.939cm">
          <text:p/>
        </draw:line>
        <draw:line draw:style-name="gr8" draw:text-style-name="P2" draw:layer="layout" svg:x1="6.636cm" svg:y1="4.628cm" svg:x2="6.611cm" svg:y2="4.664cm">
          <text:p/>
        </draw:line>
        <draw:line draw:style-name="gr8" draw:text-style-name="P2" draw:layer="layout" svg:x1="7.035cm" svg:y1="4.984cm" svg:x2="6.995cm" svg:y2="5.049cm">
          <text:p/>
        </draw:line>
        <draw:line draw:style-name="gr8" draw:text-style-name="P2" draw:layer="layout" svg:x1="6.601cm" svg:y1="4.734cm" svg:x2="6.565cm" svg:y2="4.798cm">
          <text:p/>
        </draw:line>
        <draw:line draw:style-name="gr8" draw:text-style-name="P2" draw:layer="layout" svg:x1="7.003cm" svg:y1="5.055cm" svg:x2="6.981cm" svg:y2="5.095cm">
          <text:p/>
        </draw:line>
        <draw:line draw:style-name="gr8" draw:text-style-name="P2" draw:layer="layout" svg:x1="6.555cm" svg:y1="4.797cm" svg:x2="6.533cm" svg:y2="4.834cm">
          <text:p/>
        </draw:line>
        <draw:line draw:style-name="gr8" draw:text-style-name="P2" draw:layer="layout" svg:x1="9.705cm" svg:y1="4.039cm" svg:x2="9.683cm" svg:y2="4.079cm">
          <text:p/>
        </draw:line>
        <draw:line draw:style-name="gr8" draw:text-style-name="P2" draw:layer="layout" svg:x1="9.229cm" svg:y1="3.764cm" svg:x2="9.207cm" svg:y2="3.803cm">
          <text:p/>
        </draw:line>
        <draw:line draw:style-name="gr8" draw:text-style-name="P2" draw:layer="layout" svg:x1="9.631cm" svg:y1="4.12cm" svg:x2="9.592cm" svg:y2="4.184cm">
          <text:p/>
        </draw:line>
        <draw:line draw:style-name="gr8" draw:text-style-name="P2" draw:layer="layout" svg:x1="9.197cm" svg:y1="3.869cm" svg:x2="9.161cm" svg:y2="3.934cm">
          <text:p/>
        </draw:line>
        <draw:line draw:style-name="gr8" draw:text-style-name="P2" draw:layer="layout" svg:x1="9.6cm" svg:y1="4.194cm" svg:x2="9.577cm" svg:y2="4.23cm">
          <text:p/>
        </draw:line>
        <draw:line draw:style-name="gr8" draw:text-style-name="P2" draw:layer="layout" svg:x1="9.148cm" svg:y1="3.937cm" svg:x2="9.126cm" svg:y2="3.973cm">
          <text:p/>
        </draw:line>
        <draw:line draw:style-name="gr8" draw:text-style-name="P2" draw:layer="layout" svg:x1="10.203cm" svg:y1="4.903cm" svg:x2="10.181cm" svg:y2="4.939cm">
          <text:p/>
        </draw:line>
        <draw:line draw:style-name="gr8" draw:text-style-name="P2" draw:layer="layout" svg:x1="9.727cm" svg:y1="4.628cm" svg:x2="9.704cm" svg:y2="4.664cm">
          <text:p/>
        </draw:line>
        <draw:line draw:style-name="gr8" draw:text-style-name="P2" draw:layer="layout" svg:x1="10.129cm" svg:y1="4.984cm" svg:x2="10.089cm" svg:y2="5.049cm">
          <text:p/>
        </draw:line>
        <draw:line draw:style-name="gr8" draw:text-style-name="P2" draw:layer="layout" svg:x1="9.695cm" svg:y1="4.734cm" svg:x2="9.659cm" svg:y2="4.798cm">
          <text:p/>
        </draw:line>
        <draw:line draw:style-name="gr8" draw:text-style-name="P2" draw:layer="layout" svg:x1="10.097cm" svg:y1="5.055cm" svg:x2="10.075cm" svg:y2="5.095cm">
          <text:p/>
        </draw:line>
        <draw:line draw:style-name="gr8" draw:text-style-name="P2" draw:layer="layout" svg:x1="9.649cm" svg:y1="4.797cm" svg:x2="9.623cm" svg:y2="4.834cm">
          <text:p/>
        </draw:line>
        <draw:frame draw:style-name="gr11" draw:text-style-name="P5" draw:layer="layout" svg:width="9.04cm" svg:height="0.623cm" svg:x="19.152cm" svg:y="8.001cm">
          <draw:text-box>
            <text:p text:style-name="P4"><text:span text:style-name="T1">4X M3 Brass Inserts [HD-MS0030]</text:span></text:p>
          </draw:text-box>
        </draw:frame>
        <draw:frame draw:style-name="gr12" draw:text-style-name="P6" draw:layer="layout" svg:width="0.119cm" svg:height="0.141cm" svg:x="26.381cm" svg:y="9.28cm">
          <draw:text-box>
            <text:p text:style-name="P4"><text:span text:style-name="T2"><text:s/></text:span></text:p>
          </draw:text-box>
        </draw:frame>
        <draw:frame draw:style-name="gr13" draw:text-style-name="P7" draw:layer="layout" svg:width="0.666cm" svg:height="0.78cm" svg:x="27.612cm" svg:y="19.218cm">
          <draw:text-box>
            <text:p text:style-name="P4"><text:span text:style-name="T3">X</text:span></text:p>
          </draw:text-box>
        </draw:frame>
        <draw:frame draw:style-name="gr12" draw:text-style-name="P6" draw:layer="layout" svg:width="0.119cm" svg:height="0.141cm" svg:x="28.025cm" svg:y="19.718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47:13.596135638</dc:date>
    <meta:editing-duration>PT24S</meta:editing-duration>
    <meta:editing-cycles>1</meta:editing-cycles>
    <meta:document-statistic meta:object-count="514"/>
    <meta:generator>LibreOffice/5.2.7.2$Linux_X86_64 LibreOffice_project/20m0$Build-2</meta:generator>
  </office:meta>
</office:document-meta>
</file>